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3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6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 style:data-style-name="N124"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0.7273" calcext:value-type="float">
            <text:p>0.7273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01" calcext:value-type="float">
            <text:p>0.0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674" calcext:value-type="float">
            <text:p>-0.67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20 sec tol. 1e-8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9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0.2 sec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0.2 sec'.C4]" office:value-type="string" office:string-value="Altitude = " calcext:value-type="string">
            <text:p>Altitude = </text:p>
          </table:table-cell>
          <table:table-cell table:style-name="ce8" table:formula="of:=['After 0.2 sec'.D4]" office:value-type="string" office:string-value="-0.6 km MOLA" calcext:value-type="string">
            <text:p>-0.6 km MOLA</text:p>
          </table:table-cell>
          <table:table-cell table:style-name="ce8" table:formula="of:=['After 0.2 sec'.E4]" office:value-type="string" office:string-value="TSI Order = " calcext:value-type="string">
            <text:p>TSI Order = </text:p>
          </table:table-cell>
          <table:table-cell table:style-name="ce8" table:formula="of:=['After 0.2 sec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0.2 sec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0.2 sec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0.2 sec'.C5]" office:value-type="string" office:string-value="Latitude = " calcext:value-type="string">
            <text:p>Latitude = </text:p>
          </table:table-cell>
          <table:table-cell table:style-name="ce8" table:formula="of:=['After 0.2 sec'.D5]" office:value-type="float" office:value="0" calcext:value-type="float">
            <text:p>0</text:p>
          </table:table-cell>
          <table:table-cell table:style-name="ce8" table:formula="of:=['After 0.2 sec'.E5]" office:value-type="string" office:string-value="Longitude = " calcext:value-type="string">
            <text:p>Longitude = </text:p>
          </table:table-cell>
          <table:table-cell table:style-name="ce8" table:formula="of:=['After 0.2 sec'.F5]" office:value-type="float" office:value="90" calcext:value-type="float">
            <text:p>90</text:p>
          </table:table-cell>
          <table:table-cell table:style-name="ce8" table:formula="of:=['After 0.2 sec'.G5]" office:value-type="string" office:string-value="FPA = " calcext:value-type="string">
            <text:p>FPA = </text:p>
          </table:table-cell>
          <table:table-cell table:style-name="ce8" table:formula="of:=['After 0.2 sec'.H5]" office:value-type="float" office:value="89" calcext:value-type="float">
            <text:p>89</text:p>
          </table:table-cell>
          <table:table-cell table:style-name="ce8" table:formula="of:=['After 0.2 sec'.I5]" office:value-type="string" office:string-value="Azimuth = " calcext:value-type="string">
            <text:p>Azimuth = </text:p>
          </table:table-cell>
          <table:table-cell table:style-name="ce8" table:formula="of:=['After 0.2 sec'.J5]" office:value-type="float" office:value="90" calcext:value-type="float">
            <text:p>90</text:p>
          </table:table-cell>
          <table:table-cell table:style-name="ce8" table:formula="of:=['After 0.2 sec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0.2 sec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0.2 sec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0.2 sec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0.2 sec'.C6]" office:value-type="string" office:string-value="After" calcext:value-type="string">
            <text:p>After</text:p>
          </table:table-cell>
          <table:table-cell table:style-name="ce8" table:formula="of:=['After 0.2 sec'.D6]" office:value-type="float" office:value="0.2" calcext:value-type="float">
            <text:p>0.2</text:p>
          </table:table-cell>
          <table:table-cell table:style-name="ce8" table:formula="of:=['After 0.2 sec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0.2 sec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-86.682116746889" calcext:value-type="float">
            <text:p>-86.6821167469</text:p>
          </table:table-cell>
          <table:table-cell/>
          <table:table-cell table:style-name="ce10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86.682116746889" calcext:value-type="float">
            <text:p>-86.682116746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86.68210363391" calcext:value-type="float">
            <text:p>-86.6821036339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86.68210363391" calcext:value-type="float">
            <text:p>8.67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528.73455627854" calcext:value-type="float">
            <text:p>3528.7345562785</text:p>
          </table:table-cell>
          <table:table-cell/>
          <table:table-cell table:style-name="ce10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528.73455627854" calcext:value-type="float">
            <text:p>3528.734556278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528.73454964709" calcext:value-type="float">
            <text:p>3528.734549647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528.73454964709" calcext:value-type="float">
            <text:p>-3.5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597.84724998147" calcext:value-type="float">
            <text:p>-1597.8472499815</text:p>
          </table:table-cell>
          <table:table-cell/>
          <table:table-cell table:style-name="ce10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597.84724998147" calcext:value-type="float">
            <text:p>-1597.84724998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597.84726063481" calcext:value-type="float">
            <text:p>-1597.847260634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597.84726063481" calcext:value-type="float">
            <text:p>1.60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-0.118152604198243" calcext:value-type="float">
            <text:p>-0.1181526042</text:p>
          </table:table-cell>
          <table:table-cell/>
          <table:table-cell table:style-name="ce10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18152604198243" calcext:value-type="float">
            <text:p>-0.118152604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118152581489193" calcext:value-type="float">
            <text:p>-0.118152581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18152581489193" calcext:value-type="float">
            <text:p>1.18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550627540778379" calcext:value-type="float">
            <text:p>-0.5506275408</text:p>
          </table:table-cell>
          <table:table-cell/>
          <table:table-cell table:style-name="ce10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550627540778379" calcext:value-type="float">
            <text:p>-0.55062754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550627554269647" calcext:value-type="float">
            <text:p>-0.550627554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550627554269647" calcext:value-type="float">
            <text:p>5.51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4009495566085" calcext:value-type="float">
            <text:p>-2.7400949557</text:p>
          </table:table-cell>
          <table:table-cell/>
          <table:table-cell table:style-name="ce10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4009495566085" calcext:value-type="float">
            <text:p>-2.740094955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4009497504525" calcext:value-type="float">
            <text:p>-2.74009497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4009497504525" calcext:value-type="float">
            <text:p>2.74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23" calcext:value-type="float">
            <text:p>95.9179763721</text:p>
          </table:table-cell>
          <table:table-cell/>
          <table:table-cell table:style-name="ce10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3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3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3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Steps taken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86.682116746889" calcext:value-type="float">
            <text:p>-86.6821167469</text:p>
          </table:table-cell>
          <table:table-cell/>
          <table:table-cell table:style-name="ce10" office:value-type="float" office:value="-86.68210363391" calcext:value-type="float">
            <text:p>-86.6821036339</text:p>
          </table:table-cell>
          <table:table-cell/>
          <table:table-cell table:style-name="ce10" office:value-type="float" office:value="1.00000015127666" calcext:value-type="float">
            <text:p>1.0000001513</text:p>
          </table:table-cell>
          <table:table-cell table:style-name="ce10" office:value-type="float" office:value="-0.0000131129789906481" calcext:value-type="float">
            <text:p>-0.0000131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528.73455627854" calcext:value-type="float">
            <text:p>3528.7345562785</text:p>
          </table:table-cell>
          <table:table-cell/>
          <table:table-cell table:style-name="ce10" office:value-type="float" office:value="3528.73454964709" calcext:value-type="float">
            <text:p>3528.7345496471</text:p>
          </table:table-cell>
          <table:table-cell/>
          <table:table-cell table:style-name="ce10" office:value-type="float" office:value="1.00000000187927" calcext:value-type="float">
            <text:p>1.0000000019</text:p>
          </table:table-cell>
          <table:table-cell table:style-name="ce10" office:value-type="float" office:value="0.00000663144874124555" calcext:value-type="float">
            <text:p>6.63144874124555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597.84724998147" calcext:value-type="float">
            <text:p>-1597.8472499815</text:p>
          </table:table-cell>
          <table:table-cell/>
          <table:table-cell table:style-name="ce10" office:value-type="float" office:value="-1597.84726063481" calcext:value-type="float">
            <text:p>-1597.8472606348</text:p>
          </table:table-cell>
          <table:table-cell/>
          <table:table-cell table:style-name="ce10" office:value-type="float" office:value="0.999999993332694" calcext:value-type="float">
            <text:p>0.9999999933</text:p>
          </table:table-cell>
          <table:table-cell table:style-name="ce10" office:value-type="float" office:value="0.0000106533368580131" calcext:value-type="float">
            <text:p>1.06533368580131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118152604198243" calcext:value-type="float">
            <text:p>-0.1181526042</text:p>
          </table:table-cell>
          <table:table-cell/>
          <table:table-cell table:style-name="ce10" office:value-type="float" office:value="-0.118152581489193" calcext:value-type="float">
            <text:p>-0.1181525815</text:p>
          </table:table-cell>
          <table:table-cell/>
          <table:table-cell table:style-name="ce10" office:value-type="float" office:value="1.00000019220104" calcext:value-type="float">
            <text:p>1.0000001922</text:p>
          </table:table-cell>
          <table:table-cell table:style-name="ce10" office:value-type="float" office:value="-0.0000000227090492105342" calcext:value-type="float">
            <text:p>-2.2709049210534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550627540778379" calcext:value-type="float">
            <text:p>-0.5506275408</text:p>
          </table:table-cell>
          <table:table-cell/>
          <table:table-cell table:style-name="ce10" office:value-type="float" office:value="-0.550627554269647" calcext:value-type="float">
            <text:p>-0.5506275543</text:p>
          </table:table-cell>
          <table:table-cell/>
          <table:table-cell table:style-name="ce10" office:value-type="float" office:value="0.999999975498378" calcext:value-type="float">
            <text:p>0.9999999755</text:p>
          </table:table-cell>
          <table:table-cell table:style-name="ce10" office:value-type="float" office:value="0.0000000134912684357502" calcext:value-type="float">
            <text:p>1.34912684357502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4009495566085" calcext:value-type="float">
            <text:p>-2.7400949557</text:p>
          </table:table-cell>
          <table:table-cell/>
          <table:table-cell table:style-name="ce10" office:value-type="float" office:value="-2.74009497504525" calcext:value-type="float">
            <text:p>-2.740094975</text:p>
          </table:table-cell>
          <table:table-cell/>
          <table:table-cell table:style-name="ce10" office:value-type="float" office:value="0.999999992925647" calcext:value-type="float">
            <text:p>0.9999999929</text:p>
          </table:table-cell>
          <table:table-cell table:style-name="ce10" office:value-type="float" office:value="0.0000000193843998630427" calcext:value-type="float">
            <text:p>1.9384399863042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3" calcext:value-type="float">
            <text:p>95.9179763721</text:p>
          </table:table-cell>
          <table:table-cell/>
          <table:table-cell table:style-name="ce10" office:value-type="float" office:value="95.9179763721023" calcext:value-type="float">
            <text:p>95.91797637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86.682116746889" calcext:value-type="float">
            <text:p>-86.682116746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86.68210363391" calcext:value-type="float">
            <text:p>-86.6821036339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86.68210363391" calcext:value-type="float">
            <text:p>8.6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528.73455627854" calcext:value-type="float">
            <text:p>3528.734556278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528.73454964709" calcext:value-type="float">
            <text:p>3528.734549647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528.73454964709" calcext:value-type="float">
            <text:p>-3.5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597.84724998147" calcext:value-type="float">
            <text:p>-1597.84724998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597.84726063481" calcext:value-type="float">
            <text:p>-1597.847260634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597.84726063481" calcext:value-type="float">
            <text:p>1.6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118152604198243" calcext:value-type="float">
            <text:p>-0.118152604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118152581489193" calcext:value-type="float">
            <text:p>-0.118152581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18152581489193" calcext:value-type="float">
            <text:p>1.1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550627540778379" calcext:value-type="float">
            <text:p>-0.550627540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550627554269647" calcext:value-type="float">
            <text:p>-0.550627554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550627554269647" calcext:value-type="float">
            <text:p>5.5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4009495566085" calcext:value-type="float">
            <text:p>-2.740094955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4009497504525" calcext:value-type="float">
            <text:p>-2.74009497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4009497504525" calcext:value-type="float">
            <text:p>2.74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3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3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3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86.682116746889" calcext:value-type="float">
            <text:p>-86.682116746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528.73455627854" calcext:value-type="float">
            <text:p>3528.734556278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597.84724998147" calcext:value-type="float">
            <text:p>-1597.84724998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118152604198243" calcext:value-type="float">
            <text:p>-0.118152604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550627540778379" calcext:value-type="float">
            <text:p>-0.550627540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4009495566085" calcext:value-type="float">
            <text:p>-2.740094955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3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86.68210363391" calcext:value-type="float">
            <text:p>-86.6821036339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86.68210363391" calcext:value-type="float">
            <text:p>8.6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528.73454964709" calcext:value-type="float">
            <text:p>3528.734549647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528.73454964709" calcext:value-type="float">
            <text:p>-3.5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597.84726063481" calcext:value-type="float">
            <text:p>-1597.847260634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597.84726063481" calcext:value-type="float">
            <text:p>1.6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118152581489193" calcext:value-type="float">
            <text:p>-0.118152581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18152581489193" calcext:value-type="float">
            <text:p>1.18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550627554269647" calcext:value-type="float">
            <text:p>-0.550627554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550627554269647" calcext:value-type="float">
            <text:p>5.5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4009497504525" calcext:value-type="float">
            <text:p>-2.74009497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4009497504525" calcext:value-type="float">
            <text:p>2.74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3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3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0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1" calcext:value-type="float">
            <text:p>1.00E-010</text:p>
          </table:table-cell>
          <table:table-cell table:style-name="ce9" table:formula="of:=[.B2]" office:value-type="float" office:value="0.0000000001" calcext:value-type="float">
            <text:p>1.00E-010</text:p>
          </table:table-cell>
          <table:table-cell table:style-name="ce9" table:formula="of:=[.C2]" office:value-type="float" office:value="0.0000000001" calcext:value-type="float">
            <text:p>1.00E-010</text:p>
          </table:table-cell>
          <table:table-cell table:style-name="ce9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120 sec tol. 1e-8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8'.C4]" office:value-type="string" office:string-value="Altitude = " calcext:value-type="string">
            <text:p>Altitude = </text:p>
          </table:table-cell>
          <table:table-cell table:style-name="ce8" table:formula="of:=['After 120 sec tol. 1e-8'.D4]" office:value-type="string" office:string-value="-0.6 km MOLA" calcext:value-type="string">
            <text:p>-0.6 km MOLA</text:p>
          </table:table-cell>
          <table:table-cell table:style-name="ce8" table:formula="of:=['After 120 sec tol. 1e-8'.E4]" office:value-type="string" office:string-value="TSI Order = " calcext:value-type="string">
            <text:p>TSI Order = </text:p>
          </table:table-cell>
          <table:table-cell table:style-name="ce8" table:formula="of:=['After 120 sec tol. 1e-8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8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8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120 sec tol. 1e-8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8'.C5]" office:value-type="string" office:string-value="Latitude = " calcext:value-type="string">
            <text:p>Latitude = </text:p>
          </table:table-cell>
          <table:table-cell table:style-name="ce8" table:formula="of:=['After 120 sec tol. 1e-8'.D5]" office:value-type="float" office:value="0" calcext:value-type="float">
            <text:p>0</text:p>
          </table:table-cell>
          <table:table-cell table:style-name="ce8" table:formula="of:=['After 120 sec tol. 1e-8'.E5]" office:value-type="string" office:string-value="Longitude = " calcext:value-type="string">
            <text:p>Longitude = </text:p>
          </table:table-cell>
          <table:table-cell table:style-name="ce8" table:formula="of:=['After 120 sec tol. 1e-8'.F5]" office:value-type="float" office:value="90" calcext:value-type="float">
            <text:p>90</text:p>
          </table:table-cell>
          <table:table-cell table:style-name="ce8" table:formula="of:=['After 120 sec tol. 1e-8'.G5]" office:value-type="string" office:string-value="FPA = " calcext:value-type="string">
            <text:p>FPA = </text:p>
          </table:table-cell>
          <table:table-cell table:style-name="ce8" table:formula="of:=['After 120 sec tol. 1e-8'.H5]" office:value-type="float" office:value="89" calcext:value-type="float">
            <text:p>89</text:p>
          </table:table-cell>
          <table:table-cell table:style-name="ce8" table:formula="of:=['After 120 sec tol. 1e-8'.I5]" office:value-type="string" office:string-value="Azimuth = " calcext:value-type="string">
            <text:p>Azimuth = </text:p>
          </table:table-cell>
          <table:table-cell table:style-name="ce8" table:formula="of:=['After 120 sec tol. 1e-8'.J5]" office:value-type="float" office:value="90" calcext:value-type="float">
            <text:p>90</text:p>
          </table:table-cell>
          <table:table-cell table:style-name="ce8" table:formula="of:=['After 120 sec tol. 1e-8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8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8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8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120 sec tol. 1e-8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8'.C6]" office:value-type="string" office:string-value="After" calcext:value-type="string">
            <text:p>After</text:p>
          </table:table-cell>
          <table:table-cell table:style-name="ce8" table:formula="of:=['After 120 sec tol. 1e-8'.D6]" office:value-type="float" office:value="0.2" calcext:value-type="float">
            <text:p>0.2</text:p>
          </table:table-cell>
          <table:table-cell table:style-name="ce8" table:formula="of:=['After 120 sec tol. 1e-8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8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2.0397843279002" calcext:value-type="float">
            <text:p>42.0397843279</text:p>
          </table:table-cell>
          <table:table-cell/>
          <table:table-cell table:style-name="ce11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2.0397843279002" calcext:value-type="float">
            <text:p>42.039784327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2.0397841769318" calcext:value-type="float">
            <text:p>42.03978417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2.0397841769318" calcext:value-type="float">
            <text:p>-4.20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13.80488673312" calcext:value-type="float">
            <text:p>3413.8048867331</text:p>
          </table:table-cell>
          <table:table-cell/>
          <table:table-cell table:style-name="ce11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13.80488673312" calcext:value-type="float">
            <text:p>3413.804886733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13.80488813817" calcext:value-type="float">
            <text:p>3413.804888138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13.80488813817" calcext:value-type="float">
            <text:p>-3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6.45706150299" calcext:value-type="float">
            <text:p>-1626.457061503</text:p>
          </table:table-cell>
          <table:table-cell/>
          <table:table-cell table:style-name="ce11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6.45706150299" calcext:value-type="float">
            <text:p>-1626.4570615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6.45706116572" calcext:value-type="float">
            <text:p>-1626.4570611657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6.45706116572" calcext:value-type="float">
            <text:p>1.6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2126563363351" calcext:value-type="float">
            <text:p>0.1021265634</text:p>
          </table:table-cell>
          <table:table-cell/>
          <table:table-cell table:style-name="ce11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2126563363351" calcext:value-type="float">
            <text:p>0.102126563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2126563113159" calcext:value-type="float">
            <text:p>0.102126563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2126563113159" calcext:value-type="float">
            <text:p>-1.02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788489875197285" calcext:value-type="float">
            <text:p>-0.7884898752</text:p>
          </table:table-cell>
          <table:table-cell/>
          <table:table-cell table:style-name="ce11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788489875197285" calcext:value-type="float">
            <text:p>-0.788489875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78848987232109" calcext:value-type="float">
            <text:p>-0.7884898723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78848987232109" calcext:value-type="float">
            <text:p>7.88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384110143591" calcext:value-type="float">
            <text:p>-2.7738411014</text:p>
          </table:table-cell>
          <table:table-cell/>
          <table:table-cell table:style-name="ce11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384110143591" calcext:value-type="float">
            <text:p>-2.7738411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384110103488" calcext:value-type="float">
            <text:p>-2.77384110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384110103488" calcext:value-type="float">
            <text:p>2.77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21" calcext:value-type="float">
            <text:p>95.9179763721</text:p>
          </table:table-cell>
          <table:table-cell/>
          <table:table-cell table:style-name="ce11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2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2.0397843279002" calcext:value-type="float">
            <text:p>42.0397843279</text:p>
          </table:table-cell>
          <table:table-cell/>
          <table:table-cell table:style-name="ce10" office:value-type="float" office:value="42.0397841769318" calcext:value-type="float">
            <text:p>42.0397841769</text:p>
          </table:table-cell>
          <table:table-cell/>
          <table:table-cell table:style-name="ce10" office:value-type="float" office:value="1.00000000359108" calcext:value-type="float">
            <text:p>1.0000000036</text:p>
          </table:table-cell>
          <table:table-cell table:style-name="ce10" office:value-type="float" office:value="0.000000150968347156777" calcext:value-type="float">
            <text:p>0.00000015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13.80488673312" calcext:value-type="float">
            <text:p>3413.8048867331</text:p>
          </table:table-cell>
          <table:table-cell/>
          <table:table-cell table:style-name="ce10" office:value-type="float" office:value="3413.80488813817" calcext:value-type="float">
            <text:p>3413.8048881382</text:p>
          </table:table-cell>
          <table:table-cell/>
          <table:table-cell table:style-name="ce10" office:value-type="float" office:value="0.999999999588422" calcext:value-type="float">
            <text:p>0.9999999996</text:p>
          </table:table-cell>
          <table:table-cell table:style-name="ce10" office:value-type="float" office:value="-0.00000140504789669649" calcext:value-type="float">
            <text:p>-0.0000014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6.45706150299" calcext:value-type="float">
            <text:p>-1626.457061503</text:p>
          </table:table-cell>
          <table:table-cell/>
          <table:table-cell table:style-name="ce10" office:value-type="float" office:value="-1626.45706116572" calcext:value-type="float">
            <text:p>-1626.4570611657</text:p>
          </table:table-cell>
          <table:table-cell/>
          <table:table-cell table:style-name="ce10" office:value-type="float" office:value="1.00000000020736" calcext:value-type="float">
            <text:p>1.0000000002</text:p>
          </table:table-cell>
          <table:table-cell table:style-name="ce10" office:value-type="float" office:value="-0.000000337269739247859" calcext:value-type="float">
            <text:p>-3.3726973924785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2126563363351" calcext:value-type="float">
            <text:p>0.1021265634</text:p>
          </table:table-cell>
          <table:table-cell/>
          <table:table-cell table:style-name="ce10" office:value-type="float" office:value="0.102126563113159" calcext:value-type="float">
            <text:p>0.1021265631</text:p>
          </table:table-cell>
          <table:table-cell/>
          <table:table-cell table:style-name="ce10" office:value-type="float" office:value="1.00000000244983" calcext:value-type="float">
            <text:p>1.0000000024</text:p>
          </table:table-cell>
          <table:table-cell table:style-name="ce10" office:value-type="float" office:value="0.000000000250192325190746" calcext:value-type="float">
            <text:p>2.50192325190746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788489875197285" calcext:value-type="float">
            <text:p>-0.7884898752</text:p>
          </table:table-cell>
          <table:table-cell/>
          <table:table-cell table:style-name="ce10" office:value-type="float" office:value="-0.78848987232109" calcext:value-type="float">
            <text:p>-0.7884898723</text:p>
          </table:table-cell>
          <table:table-cell/>
          <table:table-cell table:style-name="ce10" office:value-type="float" office:value="1.00000000364773" calcext:value-type="float">
            <text:p>1.0000000036</text:p>
          </table:table-cell>
          <table:table-cell table:style-name="ce10" office:value-type="float" office:value="-0.00000000287619572603148" calcext:value-type="float">
            <text:p>-2.87619572603148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384110143591" calcext:value-type="float">
            <text:p>-2.7738411014</text:p>
          </table:table-cell>
          <table:table-cell/>
          <table:table-cell table:style-name="ce10" office:value-type="float" office:value="-2.77384110103488" calcext:value-type="float">
            <text:p>-2.773841101</text:p>
          </table:table-cell>
          <table:table-cell/>
          <table:table-cell table:style-name="ce10" office:value-type="float" office:value="1.00000000014458" calcext:value-type="float">
            <text:p>1.0000000001</text:p>
          </table:table-cell>
          <table:table-cell table:style-name="ce10" office:value-type="float" office:value="-0.00000000040103254050905" calcext:value-type="float">
            <text:p>-4.010325405090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 office:value-type="float" office:value="95.9179763721022" calcext:value-type="float">
            <text:p>95.9179763721</text:p>
          </table:table-cell>
          <table:table-cell/>
          <table:table-cell table:style-name="ce10" office:value-type="float" office:value="0.999999999999999" calcext:value-type="float">
            <text:p>1</text:p>
          </table:table-cell>
          <table:table-cell table:style-name="ce10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2.0397843279002" calcext:value-type="float">
            <text:p>42.039784327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2.0397841769318" calcext:value-type="float">
            <text:p>42.039784176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2.0397841769318" calcext:value-type="float">
            <text:p>-4.20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13.80488673312" calcext:value-type="float">
            <text:p>3413.804886733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13.80488813817" calcext:value-type="float">
            <text:p>3413.804888138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13.80488813817" calcext:value-type="float">
            <text:p>-3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6.45706150299" calcext:value-type="float">
            <text:p>-1626.45706150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6.45706116572" calcext:value-type="float">
            <text:p>-1626.4570611657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6.45706116572" calcext:value-type="float">
            <text:p>1.6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2126563363351" calcext:value-type="float">
            <text:p>0.102126563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2126563113159" calcext:value-type="float">
            <text:p>0.1021265631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2126563113159" calcext:value-type="float">
            <text:p>-1.0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788489875197285" calcext:value-type="float">
            <text:p>-0.788489875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78848987232109" calcext:value-type="float">
            <text:p>-0.7884898723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78848987232109" calcext:value-type="float">
            <text:p>7.88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384110143591" calcext:value-type="float">
            <text:p>-2.773841101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384110103488" calcext:value-type="float">
            <text:p>-2.773841101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384110103488" calcext:value-type="float">
            <text:p>2.7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2.0397843279002" calcext:value-type="float">
            <text:p>42.039784327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13.80488673312" calcext:value-type="float">
            <text:p>3413.804886733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6.45706150299" calcext:value-type="float">
            <text:p>-1626.45706150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2126563363351" calcext:value-type="float">
            <text:p>0.102126563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788489875197285" calcext:value-type="float">
            <text:p>-0.788489875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384110143591" calcext:value-type="float">
            <text:p>-2.773841101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2.0397841769318" calcext:value-type="float">
            <text:p>42.039784176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2.0397841769318" calcext:value-type="float">
            <text:p>-4.20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13.80488813817" calcext:value-type="float">
            <text:p>3413.804888138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13.80488813817" calcext:value-type="float">
            <text:p>-3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6.45706116572" calcext:value-type="float">
            <text:p>-1626.4570611657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6.45706116572" calcext:value-type="float">
            <text:p>1.6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2126563113159" calcext:value-type="float">
            <text:p>0.102126563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2126563113159" calcext:value-type="float">
            <text:p>-1.0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78848987232109" calcext:value-type="float">
            <text:p>-0.7884898723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78848987232109" calcext:value-type="float">
            <text:p>7.88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384110103488" calcext:value-type="float">
            <text:p>-2.773841101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384110103488" calcext:value-type="float">
            <text:p>2.7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1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01" calcext:value-type="float">
            <text:p>1.00E-011</text:p>
          </table:table-cell>
          <table:table-cell table:style-name="ce9" table:formula="of:=[.B2]" office:value-type="float" office:value="0.00000000001" calcext:value-type="float">
            <text:p>1.00E-011</text:p>
          </table:table-cell>
          <table:table-cell table:style-name="ce9" table:formula="of:=[.C2]" office:value-type="float" office:value="0.00000000001" calcext:value-type="float">
            <text:p>1.00E-011</text:p>
          </table:table-cell>
          <table:table-cell table:style-name="ce9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120 sec tol. 1e-10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10'.C4]" office:value-type="string" office:string-value="Altitude = " calcext:value-type="string">
            <text:p>Altitude = </text:p>
          </table:table-cell>
          <table:table-cell table:style-name="ce8" table:formula="of:=['After 120 sec tol. 1e-10'.D4]" office:value-type="string" office:string-value="-0.6 km MOLA" calcext:value-type="string">
            <text:p>-0.6 km MOLA</text:p>
          </table:table-cell>
          <table:table-cell table:style-name="ce8" table:formula="of:=['After 120 sec tol. 1e-10'.E4]" office:value-type="string" office:string-value="TSI Order = " calcext:value-type="string">
            <text:p>TSI Order = </text:p>
          </table:table-cell>
          <table:table-cell table:style-name="ce8" table:formula="of:=['After 120 sec tol. 1e-10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10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10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120 sec tol. 1e-10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10'.C5]" office:value-type="string" office:string-value="Latitude = " calcext:value-type="string">
            <text:p>Latitude = </text:p>
          </table:table-cell>
          <table:table-cell table:style-name="ce8" table:formula="of:=['After 120 sec tol. 1e-10'.D5]" office:value-type="float" office:value="0" calcext:value-type="float">
            <text:p>0</text:p>
          </table:table-cell>
          <table:table-cell table:style-name="ce8" table:formula="of:=['After 120 sec tol. 1e-10'.E5]" office:value-type="string" office:string-value="Longitude = " calcext:value-type="string">
            <text:p>Longitude = </text:p>
          </table:table-cell>
          <table:table-cell table:style-name="ce8" table:formula="of:=['After 120 sec tol. 1e-10'.F5]" office:value-type="float" office:value="90" calcext:value-type="float">
            <text:p>90</text:p>
          </table:table-cell>
          <table:table-cell table:style-name="ce8" table:formula="of:=['After 120 sec tol. 1e-10'.G5]" office:value-type="string" office:string-value="FPA = " calcext:value-type="string">
            <text:p>FPA = </text:p>
          </table:table-cell>
          <table:table-cell table:style-name="ce8" table:formula="of:=['After 120 sec tol. 1e-10'.H5]" office:value-type="float" office:value="89" calcext:value-type="float">
            <text:p>89</text:p>
          </table:table-cell>
          <table:table-cell table:style-name="ce8" table:formula="of:=['After 120 sec tol. 1e-10'.I5]" office:value-type="string" office:string-value="Azimuth = " calcext:value-type="string">
            <text:p>Azimuth = </text:p>
          </table:table-cell>
          <table:table-cell table:style-name="ce8" table:formula="of:=['After 120 sec tol. 1e-10'.J5]" office:value-type="float" office:value="90" calcext:value-type="float">
            <text:p>90</text:p>
          </table:table-cell>
          <table:table-cell table:style-name="ce8" table:formula="of:=['After 120 sec tol. 1e-10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10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10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10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120 sec tol. 1e-10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10'.C6]" office:value-type="string" office:string-value="After" calcext:value-type="string">
            <text:p>After</text:p>
          </table:table-cell>
          <table:table-cell table:style-name="ce8" table:formula="of:=['After 120 sec tol. 1e-10'.D6]" office:value-type="float" office:value="0.2" calcext:value-type="float">
            <text:p>0.2</text:p>
          </table:table-cell>
          <table:table-cell table:style-name="ce8" table:formula="of:=['After 120 sec tol. 1e-10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10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4.6922499920506" calcext:value-type="float">
            <text:p>44.6922499921</text:p>
          </table:table-cell>
          <table:table-cell/>
          <table:table-cell table:style-name="ce11" table:formula="of:=['After 12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4.6922499920506" calcext:value-type="float">
            <text:p>44.692249992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6922499500365" calcext:value-type="float">
            <text:p>44.69224995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4.6922499500365" calcext:value-type="float">
            <text:p>-4.47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06.79898819896" calcext:value-type="float">
            <text:p>3406.798988199</text:p>
          </table:table-cell>
          <table:table-cell/>
          <table:table-cell table:style-name="ce11" table:formula="of:=['After 12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06.79898819896" calcext:value-type="float">
            <text:p>3406.79898819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79898856466" calcext:value-type="float">
            <text:p>3406.798988564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06.79898856466" calcext:value-type="float">
            <text:p>-3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8.22770888815" calcext:value-type="float">
            <text:p>-1628.2277088882</text:p>
          </table:table-cell>
          <table:table-cell/>
          <table:table-cell table:style-name="ce11" table:formula="of:=['After 12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8.22770888815" calcext:value-type="float">
            <text:p>-1628.227708888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22770879656" calcext:value-type="float">
            <text:p>-1628.2277087966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8.22770879656" calcext:value-type="float">
            <text:p>1.6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6620442555593" calcext:value-type="float">
            <text:p>0.1066204426</text:p>
          </table:table-cell>
          <table:table-cell/>
          <table:table-cell table:style-name="ce11" table:formula="of:=['After 12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6620442555593" calcext:value-type="float">
            <text:p>0.106620442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620442485778" calcext:value-type="float">
            <text:p>0.106620442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6620442485778" calcext:value-type="float">
            <text:p>-1.07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80297696150224" calcext:value-type="float">
            <text:p>-0.8029769615</text:p>
          </table:table-cell>
          <table:table-cell/>
          <table:table-cell table:style-name="ce11" table:formula="of:=['After 12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80297696150224" calcext:value-type="float">
            <text:p>-0.80297696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976960751161" calcext:value-type="float">
            <text:p>-0.802976960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802976960751161" calcext:value-type="float">
            <text:p>8.03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59123128746" calcext:value-type="float">
            <text:p>-2.7759123129</text:p>
          </table:table-cell>
          <table:table-cell/>
          <table:table-cell table:style-name="ce11" table:formula="of:=['After 12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59123128746" calcext:value-type="float">
            <text:p>-2.775912312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91231276449" calcext:value-type="float">
            <text:p>-2.775912312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591231276449" calcext:value-type="float">
            <text:p>2.7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26" calcext:value-type="float">
            <text:p>95.9179763721</text:p>
          </table:table-cell>
          <table:table-cell/>
          <table:table-cell table:style-name="ce11" table:formula="of:=['After 12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6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4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4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After 120 sec tol. 1e-10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6922499920506" calcext:value-type="float">
            <text:p>44.6922499921</text:p>
          </table:table-cell>
          <table:table-cell/>
          <table:table-cell table:style-name="ce10" office:value-type="float" office:value="44.6922499500365" calcext:value-type="float">
            <text:p>44.69224995</text:p>
          </table:table-cell>
          <table:table-cell/>
          <table:table-cell table:style-name="ce10" office:value-type="float" office:value="1.00000000094008" calcext:value-type="float">
            <text:p>1.0000000009</text:p>
          </table:table-cell>
          <table:table-cell table:style-name="ce10" office:value-type="float" office:value="0.0000000420141432755372" calcext:value-type="float">
            <text:p>0.00000004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79898819896" calcext:value-type="float">
            <text:p>3406.798988199</text:p>
          </table:table-cell>
          <table:table-cell/>
          <table:table-cell table:style-name="ce10" office:value-type="float" office:value="3406.79898856466" calcext:value-type="float">
            <text:p>3406.7989885647</text:p>
          </table:table-cell>
          <table:table-cell/>
          <table:table-cell table:style-name="ce10" office:value-type="float" office:value="0.999999999892656" calcext:value-type="float">
            <text:p>0.9999999999</text:p>
          </table:table-cell>
          <table:table-cell table:style-name="ce10" office:value-type="float" office:value="-0.000000365697815141175" calcext:value-type="float">
            <text:p>-3.65697815141175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22770888815" calcext:value-type="float">
            <text:p>-1628.2277088882</text:p>
          </table:table-cell>
          <table:table-cell/>
          <table:table-cell table:style-name="ce10" office:value-type="float" office:value="-1628.22770879656" calcext:value-type="float">
            <text:p>-1628.2277087966</text:p>
          </table:table-cell>
          <table:table-cell/>
          <table:table-cell table:style-name="ce10" office:value-type="float" office:value="1.00000000005625" calcext:value-type="float">
            <text:p>1.0000000001</text:p>
          </table:table-cell>
          <table:table-cell table:style-name="ce10" office:value-type="float" office:value="-0.0000000915886175789637" calcext:value-type="float">
            <text:p>-9.15886175789637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620442555593" calcext:value-type="float">
            <text:p>0.1066204426</text:p>
          </table:table-cell>
          <table:table-cell/>
          <table:table-cell table:style-name="ce10" office:value-type="float" office:value="0.106620442485778" calcext:value-type="float">
            <text:p>0.1066204425</text:p>
          </table:table-cell>
          <table:table-cell/>
          <table:table-cell table:style-name="ce10" office:value-type="float" office:value="1.0000000006548" calcext:value-type="float">
            <text:p>1.0000000007</text:p>
          </table:table-cell>
          <table:table-cell table:style-name="ce10" office:value-type="float" office:value="0.0000000000698148761024697" calcext:value-type="float">
            <text:p>6.98148761024697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97696150224" calcext:value-type="float">
            <text:p>-0.8029769615</text:p>
          </table:table-cell>
          <table:table-cell/>
          <table:table-cell table:style-name="ce10" office:value-type="float" office:value="-0.802976960751161" calcext:value-type="float">
            <text:p>-0.8029769608</text:p>
          </table:table-cell>
          <table:table-cell/>
          <table:table-cell table:style-name="ce10" office:value-type="float" office:value="1.00000000093537" calcext:value-type="float">
            <text:p>1.0000000009</text:p>
          </table:table-cell>
          <table:table-cell table:style-name="ce10" office:value-type="float" office:value="-0.000000000751079309857516" calcext:value-type="float">
            <text:p>-7.51079309857516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9123128746" calcext:value-type="float">
            <text:p>-2.7759123129</text:p>
          </table:table-cell>
          <table:table-cell/>
          <table:table-cell table:style-name="ce10" office:value-type="float" office:value="-2.77591231276449" calcext:value-type="float">
            <text:p>-2.7759123128</text:p>
          </table:table-cell>
          <table:table-cell/>
          <table:table-cell table:style-name="ce10" office:value-type="float" office:value="1.00000000003967" calcext:value-type="float">
            <text:p>1</text:p>
          </table:table-cell>
          <table:table-cell table:style-name="ce10" office:value-type="float" office:value="-0.000000000110109255047064" calcext:value-type="float">
            <text:p>-1.10109255047064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6" calcext:value-type="float">
            <text:p>95.9179763721</text:p>
          </table:table-cell>
          <table:table-cell/>
          <table:table-cell table:style-name="ce10" office:value-type="float" office:value="95.9179763721024" calcext:value-type="float">
            <text:p>95.91797637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6922499920506" calcext:value-type="float">
            <text:p>44.69224999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6922499500365" calcext:value-type="float">
            <text:p>44.69224995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4.6922499500365" calcext:value-type="float">
            <text:p>-4.4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79898819896" calcext:value-type="float">
            <text:p>3406.79898819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79898856466" calcext:value-type="float">
            <text:p>3406.798988564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06.79898856466" calcext:value-type="float">
            <text:p>-3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22770888815" calcext:value-type="float">
            <text:p>-1628.227708888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22770879656" calcext:value-type="float">
            <text:p>-1628.2277087966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8.22770879656" calcext:value-type="float">
            <text:p>1.6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620442555593" calcext:value-type="float">
            <text:p>0.106620442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620442485778" calcext:value-type="float">
            <text:p>0.106620442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6620442485778" calcext:value-type="float">
            <text:p>-1.0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97696150224" calcext:value-type="float">
            <text:p>-0.80297696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976960751161" calcext:value-type="float">
            <text:p>-0.802976960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802976960751161" calcext:value-type="float">
            <text:p>8.0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9123128746" calcext:value-type="float">
            <text:p>-2.775912312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91231276449" calcext:value-type="float">
            <text:p>-2.775912312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591231276449" calcext:value-type="float">
            <text:p>2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6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4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4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6922499920506" calcext:value-type="float">
            <text:p>44.69224999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79898819896" calcext:value-type="float">
            <text:p>3406.79898819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22770888815" calcext:value-type="float">
            <text:p>-1628.227708888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620442555593" calcext:value-type="float">
            <text:p>0.106620442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97696150224" calcext:value-type="float">
            <text:p>-0.80297696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9123128746" calcext:value-type="float">
            <text:p>-2.775912312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6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6922499500365" calcext:value-type="float">
            <text:p>44.69224995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4.6922499500365" calcext:value-type="float">
            <text:p>-4.47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79898856466" calcext:value-type="float">
            <text:p>3406.798988564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06.79898856466" calcext:value-type="float">
            <text:p>-3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22770879656" calcext:value-type="float">
            <text:p>-1628.2277087966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8.22770879656" calcext:value-type="float">
            <text:p>1.6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620442485778" calcext:value-type="float">
            <text:p>0.106620442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6620442485778" calcext:value-type="float">
            <text:p>-1.0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976960751161" calcext:value-type="float">
            <text:p>-0.802976960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802976960751161" calcext:value-type="float">
            <text:p>8.0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91231276449" calcext:value-type="float">
            <text:p>-2.775912312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591231276449" calcext:value-type="float">
            <text:p>2.7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4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4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2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001" calcext:value-type="float">
            <text:p>1.00E-012</text:p>
          </table:table-cell>
          <table:table-cell table:style-name="ce9" table:formula="of:=[.B2]" office:value-type="float" office:value="0.000000000001" calcext:value-type="float">
            <text:p>1.00E-012</text:p>
          </table:table-cell>
          <table:table-cell table:style-name="ce9" table:formula="of:=[.C2]" office:value-type="float" office:value="0.000000000001" calcext:value-type="float">
            <text:p>1.00E-012</text:p>
          </table:table-cell>
          <table:table-cell table:style-name="ce9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120 sec tol. 1e-11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11'.C4]" office:value-type="string" office:string-value="Altitude = " calcext:value-type="string">
            <text:p>Altitude = </text:p>
          </table:table-cell>
          <table:table-cell table:style-name="ce8" table:formula="of:=['After 120 sec tol. 1e-11'.D4]" office:value-type="string" office:string-value="-0.6 km MOLA" calcext:value-type="string">
            <text:p>-0.6 km MOLA</text:p>
          </table:table-cell>
          <table:table-cell table:style-name="ce8" table:formula="of:=['After 120 sec tol. 1e-11'.E4]" office:value-type="string" office:string-value="TSI Order = " calcext:value-type="string">
            <text:p>TSI Order = </text:p>
          </table:table-cell>
          <table:table-cell table:style-name="ce8" table:formula="of:=['After 120 sec tol. 1e-11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11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11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120 sec tol. 1e-11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11'.C5]" office:value-type="string" office:string-value="Latitude = " calcext:value-type="string">
            <text:p>Latitude = </text:p>
          </table:table-cell>
          <table:table-cell table:style-name="ce8" table:formula="of:=['After 120 sec tol. 1e-11'.D5]" office:value-type="float" office:value="0" calcext:value-type="float">
            <text:p>0</text:p>
          </table:table-cell>
          <table:table-cell table:style-name="ce8" table:formula="of:=['After 120 sec tol. 1e-11'.E5]" office:value-type="string" office:string-value="Longitude = " calcext:value-type="string">
            <text:p>Longitude = </text:p>
          </table:table-cell>
          <table:table-cell table:style-name="ce8" table:formula="of:=['After 120 sec tol. 1e-11'.F5]" office:value-type="float" office:value="90" calcext:value-type="float">
            <text:p>90</text:p>
          </table:table-cell>
          <table:table-cell table:style-name="ce8" table:formula="of:=['After 120 sec tol. 1e-11'.G5]" office:value-type="string" office:string-value="FPA = " calcext:value-type="string">
            <text:p>FPA = </text:p>
          </table:table-cell>
          <table:table-cell table:style-name="ce8" table:formula="of:=['After 120 sec tol. 1e-11'.H5]" office:value-type="float" office:value="89" calcext:value-type="float">
            <text:p>89</text:p>
          </table:table-cell>
          <table:table-cell table:style-name="ce8" table:formula="of:=['After 120 sec tol. 1e-11'.I5]" office:value-type="string" office:string-value="Azimuth = " calcext:value-type="string">
            <text:p>Azimuth = </text:p>
          </table:table-cell>
          <table:table-cell table:style-name="ce8" table:formula="of:=['After 120 sec tol. 1e-11'.J5]" office:value-type="float" office:value="90" calcext:value-type="float">
            <text:p>90</text:p>
          </table:table-cell>
          <table:table-cell table:style-name="ce8" table:formula="of:=['After 120 sec tol. 1e-11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11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11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11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120 sec tol. 1e-11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11'.C6]" office:value-type="string" office:string-value="After" calcext:value-type="string">
            <text:p>After</text:p>
          </table:table-cell>
          <table:table-cell table:style-name="ce8" table:formula="of:=['After 120 sec tol. 1e-11'.D6]" office:value-type="float" office:value="0.2" calcext:value-type="float">
            <text:p>0.2</text:p>
          </table:table-cell>
          <table:table-cell table:style-name="ce8" table:formula="of:=['After 120 sec tol. 1e-11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11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6.128605328686" calcext:value-type="float">
            <text:p>46.1286053287</text:p>
          </table:table-cell>
          <table:table-cell/>
          <table:table-cell table:style-name="ce11" table:formula="of:=['After 12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6.128605328686" calcext:value-type="float">
            <text:p>46.128605328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1286053189896" calcext:value-type="float">
            <text:p>46.12860531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6.1286053189896" calcext:value-type="float">
            <text:p>-4.61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07.02181803502" calcext:value-type="float">
            <text:p>3407.021818035</text:p>
          </table:table-cell>
          <table:table-cell/>
          <table:table-cell table:style-name="ce11" table:formula="of:=['After 12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07.02181803502" calcext:value-type="float">
            <text:p>3407.021818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2181811329" calcext:value-type="float">
            <text:p>3407.021818113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07.02181811329" calcext:value-type="float">
            <text:p>-3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7.9996284219" calcext:value-type="float">
            <text:p>-1627.9996284219</text:p>
          </table:table-cell>
          <table:table-cell/>
          <table:table-cell table:style-name="ce11" table:formula="of:=['After 12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7.9996284219" calcext:value-type="float">
            <text:p>-1627.99962842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996284017" calcext:value-type="float">
            <text:p>-1627.9996284017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7.9996284017" calcext:value-type="float">
            <text:p>1.6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90700383606" calcext:value-type="float">
            <text:p>0.1090700384</text:p>
          </table:table-cell>
          <table:table-cell/>
          <table:table-cell table:style-name="ce11" table:formula="of:=['After 12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90700383606" calcext:value-type="float">
            <text:p>0.10907003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070038344485" calcext:value-type="float">
            <text:p>0.109070038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9070038344485" calcext:value-type="float">
            <text:p>-1.09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802534993835443" calcext:value-type="float">
            <text:p>-0.8025349938</text:p>
          </table:table-cell>
          <table:table-cell/>
          <table:table-cell table:style-name="ce11" table:formula="of:=['After 12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802534993835443" calcext:value-type="float">
            <text:p>-0.802534993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534993674239" calcext:value-type="float">
            <text:p>-0.8025349937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802534993674239" calcext:value-type="float">
            <text:p>8.03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554485306727" calcext:value-type="float">
            <text:p>-2.7755448531</text:p>
          </table:table-cell>
          <table:table-cell/>
          <table:table-cell table:style-name="ce11" table:formula="of:=['After 12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554485306727" calcext:value-type="float">
            <text:p>-2.775544853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4485304303" calcext:value-type="float">
            <text:p>-2.77554485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554485304303" calcext:value-type="float">
            <text:p>2.7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21" calcext:value-type="float">
            <text:p>95.9179763721</text:p>
          </table:table-cell>
          <table:table-cell/>
          <table:table-cell table:style-name="ce11" table:formula="of:=['After 12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6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26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After 120 sec tol. 1e-11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128605328686" calcext:value-type="float">
            <text:p>46.1286053287</text:p>
          </table:table-cell>
          <table:table-cell/>
          <table:table-cell table:style-name="ce10" office:value-type="float" office:value="46.1286053189896" calcext:value-type="float">
            <text:p>46.128605319</text:p>
          </table:table-cell>
          <table:table-cell/>
          <table:table-cell table:style-name="ce10" office:value-type="float" office:value="1.0000000002102" calcext:value-type="float">
            <text:p>1.0000000002</text:p>
          </table:table-cell>
          <table:table-cell table:style-name="ce10" office:value-type="float" office:value="0.00000000969644275983228" calcext:value-type="float">
            <text:p>9.69644275983228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2181803502" calcext:value-type="float">
            <text:p>3407.021818035</text:p>
          </table:table-cell>
          <table:table-cell/>
          <table:table-cell table:style-name="ce10" office:value-type="float" office:value="3407.02181811329" calcext:value-type="float">
            <text:p>3407.0218181133</text:p>
          </table:table-cell>
          <table:table-cell/>
          <table:table-cell table:style-name="ce10" office:value-type="float" office:value="0.999999999977028" calcext:value-type="float">
            <text:p>1</text:p>
          </table:table-cell>
          <table:table-cell table:style-name="ce10" office:value-type="float" office:value="-0.0000000782674760557711" calcext:value-type="float">
            <text:p>-7.8267476055771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996284219" calcext:value-type="float">
            <text:p>-1627.9996284219</text:p>
          </table:table-cell>
          <table:table-cell/>
          <table:table-cell table:style-name="ce10" office:value-type="float" office:value="-1627.9996284017" calcext:value-type="float">
            <text:p>-1627.9996284017</text:p>
          </table:table-cell>
          <table:table-cell/>
          <table:table-cell table:style-name="ce10" office:value-type="float" office:value="1.00000000001241" calcext:value-type="float">
            <text:p>1</text:p>
          </table:table-cell>
          <table:table-cell table:style-name="ce10" office:value-type="float" office:value="-0.000000020204652173561" calcext:value-type="float">
            <text:p>-2.020465217356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0700383606" calcext:value-type="float">
            <text:p>0.1090700384</text:p>
          </table:table-cell>
          <table:table-cell/>
          <table:table-cell table:style-name="ce10" office:value-type="float" office:value="0.109070038344485" calcext:value-type="float">
            <text:p>0.1090700383</text:p>
          </table:table-cell>
          <table:table-cell/>
          <table:table-cell table:style-name="ce10" office:value-type="float" office:value="1.00000000014775" calcext:value-type="float">
            <text:p>1.0000000001</text:p>
          </table:table-cell>
          <table:table-cell table:style-name="ce10" office:value-type="float" office:value="0.0000000000161152202693415" calcext:value-type="float">
            <text:p>1.6115220269341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534993835443" calcext:value-type="float">
            <text:p>-0.8025349938</text:p>
          </table:table-cell>
          <table:table-cell/>
          <table:table-cell table:style-name="ce10" office:value-type="float" office:value="-0.802534993674239" calcext:value-type="float">
            <text:p>-0.8025349937</text:p>
          </table:table-cell>
          <table:table-cell/>
          <table:table-cell table:style-name="ce10" office:value-type="float" office:value="1.00000000020087" calcext:value-type="float">
            <text:p>1.0000000002</text:p>
          </table:table-cell>
          <table:table-cell table:style-name="ce10" office:value-type="float" office:value="-0.000000000161203606019455" calcext:value-type="float">
            <text:p>-1.61203606019455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4485306727" calcext:value-type="float">
            <text:p>-2.7755448531</text:p>
          </table:table-cell>
          <table:table-cell/>
          <table:table-cell table:style-name="ce10" office:value-type="float" office:value="-2.77554485304303" calcext:value-type="float">
            <text:p>-2.775544853</text:p>
          </table:table-cell>
          <table:table-cell/>
          <table:table-cell table:style-name="ce10" office:value-type="float" office:value="1.00000000000873" calcext:value-type="float">
            <text:p>1</text:p>
          </table:table-cell>
          <table:table-cell table:style-name="ce10" office:value-type="float" office:value="-0.0000000000242414976980854" calcext:value-type="float">
            <text:p>-2.4241497698085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 office:value-type="float" office:value="95.9179763721026" calcext:value-type="float">
            <text:p>95.9179763721</text:p>
          </table:table-cell>
          <table:table-cell/>
          <table:table-cell table:style-name="ce10" office:value-type="float" office:value="0.999999999999995" calcext:value-type="float">
            <text:p>1</text:p>
          </table:table-cell>
          <table:table-cell table:style-name="ce10" office:value-type="float" office:value="-0.000000000000440536496171262" calcext:value-type="float">
            <text:p>-4.4053649617126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128605328686" calcext:value-type="float">
            <text:p>46.128605328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1286053189896" calcext:value-type="float">
            <text:p>46.12860531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6.1286053189896" calcext:value-type="float">
            <text:p>-4.61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2181803502" calcext:value-type="float">
            <text:p>3407.02181803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2181811329" calcext:value-type="float">
            <text:p>3407.021818113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07.02181811329" calcext:value-type="float">
            <text:p>-3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996284219" calcext:value-type="float">
            <text:p>-1627.999628421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996284017" calcext:value-type="float">
            <text:p>-1627.9996284017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7.9996284017" calcext:value-type="float">
            <text:p>1.6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0700383606" calcext:value-type="float">
            <text:p>0.109070038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070038344485" calcext:value-type="float">
            <text:p>0.1090700383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9070038344485" calcext:value-type="float">
            <text:p>-1.0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534993835443" calcext:value-type="float">
            <text:p>-0.802534993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534993674239" calcext:value-type="float">
            <text:p>-0.8025349937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802534993674239" calcext:value-type="float">
            <text:p>8.0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4485306727" calcext:value-type="float">
            <text:p>-2.775544853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4485304303" calcext:value-type="float">
            <text:p>-2.77554485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554485304303" calcext:value-type="float">
            <text:p>2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6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26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128605328686" calcext:value-type="float">
            <text:p>46.128605328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2181803502" calcext:value-type="float">
            <text:p>3407.02181803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996284219" calcext:value-type="float">
            <text:p>-1627.9996284219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0700383606" calcext:value-type="float">
            <text:p>0.109070038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534993835443" calcext:value-type="float">
            <text:p>-0.802534993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4485306727" calcext:value-type="float">
            <text:p>-2.775544853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1286053189896" calcext:value-type="float">
            <text:p>46.12860531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6.1286053189896" calcext:value-type="float">
            <text:p>-4.61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2181811329" calcext:value-type="float">
            <text:p>3407.021818113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07.02181811329" calcext:value-type="float">
            <text:p>-3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996284017" calcext:value-type="float">
            <text:p>-1627.9996284017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7.9996284017" calcext:value-type="float">
            <text:p>1.6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070038344485" calcext:value-type="float">
            <text:p>0.1090700383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9070038344485" calcext:value-type="float">
            <text:p>-1.0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534993674239" calcext:value-type="float">
            <text:p>-0.8025349937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802534993674239" calcext:value-type="float">
            <text:p>8.0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4485304303" calcext:value-type="float">
            <text:p>-2.77554485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554485304303" calcext:value-type="float">
            <text:p>2.7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26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26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3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0001" calcext:value-type="float">
            <text:p>1.00E-013</text:p>
          </table:table-cell>
          <table:table-cell table:style-name="ce9" table:formula="of:=[.B2]" office:value-type="float" office:value="0.0000000000001" calcext:value-type="float">
            <text:p>1.00E-013</text:p>
          </table:table-cell>
          <table:table-cell table:style-name="ce9" table:formula="of:=[.C2]" office:value-type="float" office:value="0.0000000000001" calcext:value-type="float">
            <text:p>1.00E-013</text:p>
          </table:table-cell>
          <table:table-cell table:style-name="ce9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120 sec tol. 1e-12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12'.C4]" office:value-type="string" office:string-value="Altitude = " calcext:value-type="string">
            <text:p>Altitude = </text:p>
          </table:table-cell>
          <table:table-cell table:style-name="ce8" table:formula="of:=['After 120 sec tol. 1e-12'.D4]" office:value-type="string" office:string-value="-0.6 km MOLA" calcext:value-type="string">
            <text:p>-0.6 km MOLA</text:p>
          </table:table-cell>
          <table:table-cell table:style-name="ce8" table:formula="of:=['After 120 sec tol. 1e-12'.E4]" office:value-type="string" office:string-value="TSI Order = " calcext:value-type="string">
            <text:p>TSI Order = </text:p>
          </table:table-cell>
          <table:table-cell table:style-name="ce8" table:formula="of:=['After 120 sec tol. 1e-12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12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12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120 sec tol. 1e-12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12'.C5]" office:value-type="string" office:string-value="Latitude = " calcext:value-type="string">
            <text:p>Latitude = </text:p>
          </table:table-cell>
          <table:table-cell table:style-name="ce8" table:formula="of:=['After 120 sec tol. 1e-12'.D5]" office:value-type="float" office:value="0" calcext:value-type="float">
            <text:p>0</text:p>
          </table:table-cell>
          <table:table-cell table:style-name="ce8" table:formula="of:=['After 120 sec tol. 1e-12'.E5]" office:value-type="string" office:string-value="Longitude = " calcext:value-type="string">
            <text:p>Longitude = </text:p>
          </table:table-cell>
          <table:table-cell table:style-name="ce8" table:formula="of:=['After 120 sec tol. 1e-12'.F5]" office:value-type="float" office:value="90" calcext:value-type="float">
            <text:p>90</text:p>
          </table:table-cell>
          <table:table-cell table:style-name="ce8" table:formula="of:=['After 120 sec tol. 1e-12'.G5]" office:value-type="string" office:string-value="FPA = " calcext:value-type="string">
            <text:p>FPA = </text:p>
          </table:table-cell>
          <table:table-cell table:style-name="ce8" table:formula="of:=['After 120 sec tol. 1e-12'.H5]" office:value-type="float" office:value="89" calcext:value-type="float">
            <text:p>89</text:p>
          </table:table-cell>
          <table:table-cell table:style-name="ce8" table:formula="of:=['After 120 sec tol. 1e-12'.I5]" office:value-type="string" office:string-value="Azimuth = " calcext:value-type="string">
            <text:p>Azimuth = </text:p>
          </table:table-cell>
          <table:table-cell table:style-name="ce8" table:formula="of:=['After 120 sec tol. 1e-12'.J5]" office:value-type="float" office:value="90" calcext:value-type="float">
            <text:p>90</text:p>
          </table:table-cell>
          <table:table-cell table:style-name="ce8" table:formula="of:=['After 120 sec tol. 1e-12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12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12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12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120 sec tol. 1e-12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12'.C6]" office:value-type="string" office:string-value="After" calcext:value-type="string">
            <text:p>After</text:p>
          </table:table-cell>
          <table:table-cell table:style-name="ce8" table:formula="of:=['After 120 sec tol. 1e-12'.D6]" office:value-type="float" office:value="0.2" calcext:value-type="float">
            <text:p>0.2</text:p>
          </table:table-cell>
          <table:table-cell table:style-name="ce8" table:formula="of:=['After 120 sec tol. 1e-12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12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4.4307578299617" calcext:value-type="float">
            <text:p>44.43075783</text:p>
          </table:table-cell>
          <table:table-cell/>
          <table:table-cell table:style-name="ce11" table:formula="of:=['After 12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4.4307578299617" calcext:value-type="float">
            <text:p>44.4307578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4307578300394" calcext:value-type="float">
            <text:p>44.4307578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4.4307578300394" calcext:value-type="float">
            <text:p>-4.44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06.52608301653" calcext:value-type="float">
            <text:p>3406.5260830165</text:p>
          </table:table-cell>
          <table:table-cell/>
          <table:table-cell table:style-name="ce11" table:formula="of:=['After 12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06.52608301653" calcext:value-type="float">
            <text:p>3406.526083016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52608301406" calcext:value-type="float">
            <text:p>3406.526083014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06.52608301406" calcext:value-type="float">
            <text:p>-3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8.33718582173" calcext:value-type="float">
            <text:p>-1628.3371858217</text:p>
          </table:table-cell>
          <table:table-cell/>
          <table:table-cell table:style-name="ce11" table:formula="of:=['After 12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8.33718582173" calcext:value-type="float">
            <text:p>-1628.337185821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33718582282" calcext:value-type="float">
            <text:p>-1628.3371858228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8.33718582282" calcext:value-type="float">
            <text:p>1.6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6173517016818" calcext:value-type="float">
            <text:p>0.106173517</text:p>
          </table:table-cell>
          <table:table-cell/>
          <table:table-cell table:style-name="ce11" table:formula="of:=['After 12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6173517016818" calcext:value-type="float">
            <text:p>0.1061735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173517016942" calcext:value-type="float">
            <text:p>0.10617351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6173517016942" calcext:value-type="float">
            <text:p>-1.06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803536866538346" calcext:value-type="float">
            <text:p>-0.8035368665</text:p>
          </table:table-cell>
          <table:table-cell/>
          <table:table-cell table:style-name="ce11" table:formula="of:=['After 12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803536866538346" calcext:value-type="float">
            <text:p>-0.803536866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35368665435" calcext:value-type="float">
            <text:p>-0.8035368665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8035368665435" calcext:value-type="float">
            <text:p>8.04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606402811924" calcext:value-type="float">
            <text:p>-2.7760640281</text:p>
          </table:table-cell>
          <table:table-cell/>
          <table:table-cell table:style-name="ce11" table:formula="of:=['After 12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606402811924" calcext:value-type="float">
            <text:p>-2.776064028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606402812072" calcext:value-type="float">
            <text:p>-2.776064028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606402812072" calcext:value-type="float">
            <text:p>2.7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14" calcext:value-type="float">
            <text:p>95.9179763721</text:p>
          </table:table-cell>
          <table:table-cell/>
          <table:table-cell table:style-name="ce11" table:formula="of:=['After 12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14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12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After 120 sec tol. 1e-12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4307578299617" calcext:value-type="float">
            <text:p>44.43075783</text:p>
          </table:table-cell>
          <table:table-cell/>
          <table:table-cell table:style-name="ce10" office:value-type="float" office:value="44.4307578300394" calcext:value-type="float">
            <text:p>44.43075783</text:p>
          </table:table-cell>
          <table:table-cell/>
          <table:table-cell table:style-name="ce10" office:value-type="float" office:value="0.99999999999825" calcext:value-type="float">
            <text:p>1</text:p>
          </table:table-cell>
          <table:table-cell table:style-name="ce10" office:value-type="float" office:value="-0.0000000000777617970015854" calcext:value-type="float">
            <text:p>-7.7761797001585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52608301653" calcext:value-type="float">
            <text:p>3406.5260830165</text:p>
          </table:table-cell>
          <table:table-cell/>
          <table:table-cell table:style-name="ce10" office:value-type="float" office:value="3406.52608301406" calcext:value-type="float">
            <text:p>3406.5260830141</text:p>
          </table:table-cell>
          <table:table-cell/>
          <table:table-cell table:style-name="ce10" office:value-type="float" office:value="1.00000000000072" calcext:value-type="float">
            <text:p>1</text:p>
          </table:table-cell>
          <table:table-cell table:style-name="ce10" office:value-type="float" office:value="0.00000000246836862061173" calcext:value-type="float">
            <text:p>2.46836862061173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33718582173" calcext:value-type="float">
            <text:p>-1628.3371858217</text:p>
          </table:table-cell>
          <table:table-cell/>
          <table:table-cell table:style-name="ce10" office:value-type="float" office:value="-1628.33718582282" calcext:value-type="float">
            <text:p>-1628.3371858228</text:p>
          </table:table-cell>
          <table:table-cell/>
          <table:table-cell table:style-name="ce10" office:value-type="float" office:value="0.999999999999328" calcext:value-type="float">
            <text:p>1</text:p>
          </table:table-cell>
          <table:table-cell table:style-name="ce10" office:value-type="float" office:value="0.00000000109412212623283" calcext:value-type="float">
            <text:p>1.0941221262328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173517016818" calcext:value-type="float">
            <text:p>0.106173517</text:p>
          </table:table-cell>
          <table:table-cell/>
          <table:table-cell table:style-name="ce10" office:value-type="float" office:value="0.106173517016942" calcext:value-type="float">
            <text:p>0.106173517</text:p>
          </table:table-cell>
          <table:table-cell/>
          <table:table-cell table:style-name="ce10" office:value-type="float" office:value="0.999999999998827" calcext:value-type="float">
            <text:p>1</text:p>
          </table:table-cell>
          <table:table-cell table:style-name="ce10" office:value-type="float" office:value="-0.000000000000124483756636096" calcext:value-type="float">
            <text:p>-1.24483756636096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3536866538346" calcext:value-type="float">
            <text:p>-0.8035368665</text:p>
          </table:table-cell>
          <table:table-cell/>
          <table:table-cell table:style-name="ce10" office:value-type="float" office:value="-0.8035368665435" calcext:value-type="float">
            <text:p>-0.8035368665</text:p>
          </table:table-cell>
          <table:table-cell/>
          <table:table-cell table:style-name="ce10" office:value-type="float" office:value="0.999999999993587" calcext:value-type="float">
            <text:p>1</text:p>
          </table:table-cell>
          <table:table-cell table:style-name="ce10" office:value-type="float" office:value="0.00000000000515321119110013" calcext:value-type="float">
            <text:p>5.15321119110013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606402811924" calcext:value-type="float">
            <text:p>-2.7760640281</text:p>
          </table:table-cell>
          <table:table-cell/>
          <table:table-cell table:style-name="ce10" office:value-type="float" office:value="-2.77606402812072" calcext:value-type="float">
            <text:p>-2.7760640281</text:p>
          </table:table-cell>
          <table:table-cell/>
          <table:table-cell table:style-name="ce10" office:value-type="float" office:value="0.999999999999468" calcext:value-type="float">
            <text:p>1</text:p>
          </table:table-cell>
          <table:table-cell table:style-name="ce10" office:value-type="float" office:value="0.00000000000147792889038101" calcext:value-type="float">
            <text:p>1.4779288903810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14" calcext:value-type="float">
            <text:p>95.9179763721</text:p>
          </table:table-cell>
          <table:table-cell/>
          <table:table-cell table:style-name="ce10" office:value-type="float" office:value="95.9179763721012" calcext:value-type="float">
            <text:p>95.91797637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156319401867222" calcext:value-type="float">
            <text:p>1.5631940186722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4307578299617" calcext:value-type="float">
            <text:p>44.4307578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4307578300394" calcext:value-type="float">
            <text:p>44.4307578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4.4307578300394" calcext:value-type="float">
            <text:p>-4.44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52608301653" calcext:value-type="float">
            <text:p>3406.526083016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52608301406" calcext:value-type="float">
            <text:p>3406.5260830141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06.52608301406" calcext:value-type="float">
            <text:p>-3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33718582173" calcext:value-type="float">
            <text:p>-1628.337185821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33718582282" calcext:value-type="float">
            <text:p>-1628.3371858228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8.33718582282" calcext:value-type="float">
            <text:p>1.6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173517016818" calcext:value-type="float">
            <text:p>0.10617351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173517016942" calcext:value-type="float">
            <text:p>0.106173517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6173517016942" calcext:value-type="float">
            <text:p>-1.0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3536866538346" calcext:value-type="float">
            <text:p>-0.803536866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35368665435" calcext:value-type="float">
            <text:p>-0.8035368665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8035368665435" calcext:value-type="float">
            <text:p>8.0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606402811924" calcext:value-type="float">
            <text:p>-2.776064028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606402812072" calcext:value-type="float">
            <text:p>-2.7760640281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606402812072" calcext:value-type="float">
            <text:p>2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14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1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4.4307578299617" calcext:value-type="float">
            <text:p>44.4307578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6.52608301653" calcext:value-type="float">
            <text:p>3406.526083016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8.33718582173" calcext:value-type="float">
            <text:p>-1628.337185821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6173517016818" calcext:value-type="float">
            <text:p>0.10617351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3536866538346" calcext:value-type="float">
            <text:p>-0.803536866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606402811924" calcext:value-type="float">
            <text:p>-2.776064028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14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4.4307578300394" calcext:value-type="float">
            <text:p>44.4307578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4.4307578300394" calcext:value-type="float">
            <text:p>-4.44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6.52608301406" calcext:value-type="float">
            <text:p>3406.526083014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06.52608301406" calcext:value-type="float">
            <text:p>-3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8.33718582282" calcext:value-type="float">
            <text:p>-1628.3371858228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8.33718582282" calcext:value-type="float">
            <text:p>1.6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6173517016942" calcext:value-type="float">
            <text:p>0.106173517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6173517016942" calcext:value-type="float">
            <text:p>-1.0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35368665435" calcext:value-type="float">
            <text:p>-0.8035368665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8035368665435" calcext:value-type="float">
            <text:p>8.0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606402812072" calcext:value-type="float">
            <text:p>-2.7760640281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606402812072" calcext:value-type="float">
            <text:p>2.7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1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12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9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8" table:formula="of:=['After 120 sec tol. 1e-13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13'.C4]" office:value-type="string" office:string-value="Altitude = " calcext:value-type="string">
            <text:p>Altitude = </text:p>
          </table:table-cell>
          <table:table-cell table:style-name="ce8" table:formula="of:=['After 120 sec tol. 1e-13'.D4]" office:value-type="string" office:string-value="-0.6 km MOLA" calcext:value-type="string">
            <text:p>-0.6 km MOLA</text:p>
          </table:table-cell>
          <table:table-cell table:style-name="ce8" table:formula="of:=['After 120 sec tol. 1e-13'.E4]" office:value-type="string" office:string-value="TSI Order = " calcext:value-type="string">
            <text:p>TSI Order = </text:p>
          </table:table-cell>
          <table:table-cell table:style-name="ce8" table:formula="of:=['After 120 sec tol. 1e-13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13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13'.R4]" office:value-type="float" office:value="0.7273" calcext:value-type="float">
            <text:p>0.7273</text:p>
          </table:table-cell>
          <table:table-cell table:number-columns-repeated="7"/>
        </table:table-row>
        <table:table-row table:style-name="ro1">
          <table:table-cell table:style-name="ce8" table:formula="of:=['After 120 sec tol. 1e-13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13'.C5]" office:value-type="string" office:string-value="Latitude = " calcext:value-type="string">
            <text:p>Latitude = </text:p>
          </table:table-cell>
          <table:table-cell table:style-name="ce8" table:formula="of:=['After 120 sec tol. 1e-13'.D5]" office:value-type="float" office:value="0" calcext:value-type="float">
            <text:p>0</text:p>
          </table:table-cell>
          <table:table-cell table:style-name="ce8" table:formula="of:=['After 120 sec tol. 1e-13'.E5]" office:value-type="string" office:string-value="Longitude = " calcext:value-type="string">
            <text:p>Longitude = </text:p>
          </table:table-cell>
          <table:table-cell table:style-name="ce8" table:formula="of:=['After 120 sec tol. 1e-13'.F5]" office:value-type="float" office:value="90" calcext:value-type="float">
            <text:p>90</text:p>
          </table:table-cell>
          <table:table-cell table:style-name="ce8" table:formula="of:=['After 120 sec tol. 1e-13'.G5]" office:value-type="string" office:string-value="FPA = " calcext:value-type="string">
            <text:p>FPA = </text:p>
          </table:table-cell>
          <table:table-cell table:style-name="ce8" table:formula="of:=['After 120 sec tol. 1e-13'.H5]" office:value-type="float" office:value="89" calcext:value-type="float">
            <text:p>89</text:p>
          </table:table-cell>
          <table:table-cell table:style-name="ce8" table:formula="of:=['After 120 sec tol. 1e-13'.I5]" office:value-type="string" office:string-value="Azimuth = " calcext:value-type="string">
            <text:p>Azimuth = </text:p>
          </table:table-cell>
          <table:table-cell table:style-name="ce8" table:formula="of:=['After 120 sec tol. 1e-13'.J5]" office:value-type="float" office:value="90" calcext:value-type="float">
            <text:p>90</text:p>
          </table:table-cell>
          <table:table-cell table:style-name="ce8" table:formula="of:=['After 120 sec tol. 1e-13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13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13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13'.R5]" office:value-type="float" office:value="-0.674" calcext:value-type="float">
            <text:p>-0.6740</text:p>
          </table:table-cell>
          <table:table-cell table:number-columns-repeated="7"/>
        </table:table-row>
        <table:table-row table:style-name="ro1">
          <table:table-cell table:style-name="ce8" table:formula="of:=['After 120 sec tol. 1e-13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13'.C6]" office:value-type="string" office:string-value="After" calcext:value-type="string">
            <text:p>After</text:p>
          </table:table-cell>
          <table:table-cell table:style-name="ce8" table:formula="of:=['After 120 sec tol. 1e-13'.D6]" office:value-type="float" office:value="0.2" calcext:value-type="float">
            <text:p>0.2</text:p>
          </table:table-cell>
          <table:table-cell table:style-name="ce8" table:formula="of:=['After 120 sec tol. 1e-13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13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6.211365551233" calcext:value-type="float">
            <text:p>46.2113655512</text:p>
          </table:table-cell>
          <table:table-cell/>
          <table:table-cell table:style-name="ce11" table:formula="of:=['After 12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6.211365551233" calcext:value-type="float">
            <text:p>46.21136555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2113655512841" calcext:value-type="float">
            <text:p>46.21136555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6.2113655512841" calcext:value-type="float">
            <text:p>-4.62E+001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07.06943474156" calcext:value-type="float">
            <text:p>3407.0694347416</text:p>
          </table:table-cell>
          <table:table-cell/>
          <table:table-cell table:style-name="ce11" table:formula="of:=['After 12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07.06943474156" calcext:value-type="float">
            <text:p>3407.069434741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6943474091" calcext:value-type="float">
            <text:p>3407.06943474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07.06943474091" calcext:value-type="float">
            <text:p>-3.41E+003</text:p>
          </table:table-cell>
          <table:table-cell/>
          <table:table-cell table:style-name="ce10" table:formula="of:=SQRT([.D9]*[.D9]+[.D10]*[.D10]+[.D11]*[.D11])" office:value-type="float" office:value="3776.31623062602" calcext:value-type="float">
            <text:p>3776.316230626</text:p>
          </table:table-cell>
          <table:table-cell/>
          <table:table-cell table:style-name="ce10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76.31623062602" calcext:value-type="float">
            <text:p>3776.31623062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7.9762437558" calcext:value-type="float">
            <text:p>-1627.9762437558</text:p>
          </table:table-cell>
          <table:table-cell/>
          <table:table-cell table:style-name="ce11" table:formula="of:=['After 12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7.9762437558" calcext:value-type="float">
            <text:p>-1627.976243755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7624375617" calcext:value-type="float">
            <text:p>-1627.9762437562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7.97624375617" calcext:value-type="float">
            <text:p>1.63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9211331812598" calcext:value-type="float">
            <text:p>0.1092113318</text:p>
          </table:table-cell>
          <table:table-cell/>
          <table:table-cell table:style-name="ce11" table:formula="of:=['After 12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9211331812598" calcext:value-type="float">
            <text:p>0.10921133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211331812669" calcext:value-type="float">
            <text:p>0.109211331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9211331812669" calcext:value-type="float">
            <text:p>-1.09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802437763960103" calcext:value-type="float">
            <text:p>-0.802437764</text:p>
          </table:table-cell>
          <table:table-cell/>
          <table:table-cell table:style-name="ce11" table:formula="of:=['After 12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802437763960103" calcext:value-type="float">
            <text:p>-0.80243776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437763961423" calcext:value-type="float">
            <text:p>-0.80243776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802437763961423" calcext:value-type="float">
            <text:p>8.02E-001</text:p>
          </table:table-cell>
          <table:table-cell/>
          <table:table-cell table:style-name="ce10" table:formula="of:=SQRT([.D12]*[.D12]+[.D13]*[.D13]+[.D14]*[.D14])" office:value-type="float" office:value="2.8912443713944" calcext:value-type="float">
            <text:p>2.8912443714</text:p>
          </table:table-cell>
          <table:table-cell/>
          <table:table-cell table:style-name="ce10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8912443713944" calcext:value-type="float">
            <text:p>2.89124437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55108602011" calcext:value-type="float">
            <text:p>-2.7755108602</text:p>
          </table:table-cell>
          <table:table-cell/>
          <table:table-cell table:style-name="ce11" table:formula="of:=['After 12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55108602011" calcext:value-type="float">
            <text:p>-2.77551086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1086020165" calcext:value-type="float">
            <text:p>-2.7755108602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551086020165" calcext:value-type="float">
            <text:p>2.78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21" calcext:value-type="float">
            <text:p>95.9179763721</text:p>
          </table:table-cell>
          <table:table-cell/>
          <table:table-cell table:style-name="ce11" table:formula="of:=['After 12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21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6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16" calcext:value-type="float">
            <text:p>-9.59E+001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'After 120 sec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/>
          <table:table-cell table:style-name="ce8" table:formula="of:=['After 12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6" calcext:value-type="float">
            <text:p>0.06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211365551233" calcext:value-type="float">
            <text:p>46.2113655512</text:p>
          </table:table-cell>
          <table:table-cell/>
          <table:table-cell table:style-name="ce10" office:value-type="float" office:value="46.2113655512841" calcext:value-type="float">
            <text:p>46.2113655513</text:p>
          </table:table-cell>
          <table:table-cell/>
          <table:table-cell table:style-name="ce10" office:value-type="float" office:value="0.999999999998894" calcext:value-type="float">
            <text:p>1</text:p>
          </table:table-cell>
          <table:table-cell table:style-name="ce10" office:value-type="float" office:value="-0.0000000000511164444105816" calcext:value-type="float">
            <text:p>-5.1116444410581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6943474156" calcext:value-type="float">
            <text:p>3407.0694347416</text:p>
          </table:table-cell>
          <table:table-cell/>
          <table:table-cell table:style-name="ce10" office:value-type="float" office:value="3407.06943474091" calcext:value-type="float">
            <text:p>3407.0694347409</text:p>
          </table:table-cell>
          <table:table-cell/>
          <table:table-cell table:style-name="ce10" office:value-type="float" office:value="1.00000000000019" calcext:value-type="float">
            <text:p>1</text:p>
          </table:table-cell>
          <table:table-cell table:style-name="ce10" office:value-type="float" office:value="0.000000000645741238258779" calcext:value-type="float">
            <text:p>6.45741238258779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10" table:formula="of:=SQRT([.D21]*[.D21]+[.D22]*[.D22]+[.D23]*[.D23])" office:value-type="float" office:value="3776.31623062602" calcext:value-type="float">
            <text:p>3776.316230626</text:p>
          </table:table-cell>
          <table:table-cell/>
          <table:table-cell table:style-name="ce10" table:formula="of:=SQRT([.F21]*[.F21]+[.F22]*[.F22]+[.F23]*[.F23])" office:value-type="float" office:value="3776.3162306256" calcext:value-type="float">
            <text:p>3776.3162306256</text:p>
          </table:table-cell>
          <table:table-cell/>
          <table:table-cell table:formula="of:=[.T22]/[.V22]" office:value-type="float" office:value="1.00000000000011" calcext:value-type="float">
            <text:p>1</text:p>
          </table:table-cell>
          <table:table-cell table:formula="of:=[.T22]-[.V22]" office:value-type="float" office:value="0.000000000426553015131503" calcext:value-type="float">
            <text:p>4.26553015131503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762437558" calcext:value-type="float">
            <text:p>-1627.9762437558</text:p>
          </table:table-cell>
          <table:table-cell/>
          <table:table-cell table:style-name="ce10" office:value-type="float" office:value="-1627.97624375617" calcext:value-type="float">
            <text:p>-1627.9762437562</text:p>
          </table:table-cell>
          <table:table-cell/>
          <table:table-cell table:style-name="ce10" office:value-type="float" office:value="0.999999999999773" calcext:value-type="float">
            <text:p>1</text:p>
          </table:table-cell>
          <table:table-cell table:style-name="ce10" office:value-type="float" office:value="0.000000000369709596270695" calcext:value-type="float">
            <text:p>3.6970959627069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211331812598" calcext:value-type="float">
            <text:p>0.1092113318</text:p>
          </table:table-cell>
          <table:table-cell/>
          <table:table-cell table:style-name="ce10" office:value-type="float" office:value="0.109211331812669" calcext:value-type="float">
            <text:p>0.1092113318</text:p>
          </table:table-cell>
          <table:table-cell/>
          <table:table-cell table:style-name="ce10" office:value-type="float" office:value="0.999999999999342" calcext:value-type="float">
            <text:p>1</text:p>
          </table:table-cell>
          <table:table-cell table:style-name="ce10" office:value-type="float" office:value="-0.0000000000000718314296932476" calcext:value-type="float">
            <text:p>-7.18314296932476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437763960103" calcext:value-type="float">
            <text:p>-0.802437764</text:p>
          </table:table-cell>
          <table:table-cell/>
          <table:table-cell table:style-name="ce10" office:value-type="float" office:value="-0.802437763961423" calcext:value-type="float">
            <text:p>-0.802437764</text:p>
          </table:table-cell>
          <table:table-cell/>
          <table:table-cell table:style-name="ce10" office:value-type="float" office:value="0.999999999998355" calcext:value-type="float">
            <text:p>1</text:p>
          </table:table-cell>
          <table:table-cell table:style-name="ce10" office:value-type="float" office:value="0.00000000000132016619858177" calcext:value-type="float">
            <text:p>1.3201661985817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10" table:formula="of:=SQRT([.D24]*[.D24]+[.D25]*[.D25]+[.D26]*[.D26])" office:value-type="float" office:value="2.8912443713944" calcext:value-type="float">
            <text:p>2.8912443714</text:p>
          </table:table-cell>
          <table:table-cell/>
          <table:table-cell table:style-name="ce10" table:formula="of:=SQRT([.F24]*[.F24]+[.F25]*[.F25]+[.F26]*[.F26])" office:value-type="float" office:value="2.8912443713953" calcext:value-type="float">
            <text:p>2.8912443714</text:p>
          </table:table-cell>
          <table:table-cell/>
          <table:table-cell table:formula="of:=[.T25]/[.V25]" office:value-type="float" office:value="0.99999999999969" calcext:value-type="float">
            <text:p>1</text:p>
          </table:table-cell>
          <table:table-cell table:formula="of:=[.T25]-[.V25]" office:value-type="float" office:value="-0.000000000000897060203897127" calcext:value-type="float">
            <text:p>-8.9706020389712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108602011" calcext:value-type="float">
            <text:p>-2.7755108602</text:p>
          </table:table-cell>
          <table:table-cell/>
          <table:table-cell table:style-name="ce10" office:value-type="float" office:value="-2.77551086020165" calcext:value-type="float">
            <text:p>-2.7755108602</text:p>
          </table:table-cell>
          <table:table-cell/>
          <table:table-cell table:style-name="ce10" office:value-type="float" office:value="0.999999999999801" calcext:value-type="float">
            <text:p>1</text:p>
          </table:table-cell>
          <table:table-cell table:style-name="ce10" office:value-type="float" office:value="0.000000000000552446977053478" calcext:value-type="float">
            <text:p>5.52446977053478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 office:value-type="float" office:value="95.9179763721016" calcext:value-type="float">
            <text:p>95.91797637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440536496171262" calcext:value-type="float">
            <text:p>4.4053649617126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17]" office:value-type="string" office:string-value="Steps taken" calcext:value-type="string">
            <text:p>Steps taken</text:p>
          </table:table-cell>
          <table:table-cell/>
          <table:table-cell table:style-name="ce8"/>
          <table:table-cell/>
          <table:table-cell table:style-name="ce8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4" calcext:value-type="float">
            <text:p>0.0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211365551233" calcext:value-type="float">
            <text:p>46.211365551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2113655512841" calcext:value-type="float">
            <text:p>46.211365551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6.2113655512841" calcext:value-type="float">
            <text:p>-4.62E+001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6943474156" calcext:value-type="float">
            <text:p>3407.069434741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6943474091" calcext:value-type="float">
            <text:p>3407.069434740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07.06943474091" calcext:value-type="float">
            <text:p>-3.41E+003</text:p>
          </table:table-cell>
          <table:table-cell/>
          <table:table-cell table:style-name="ce10" table:formula="of:=SQRT([.D33]*[.D33]+[.D34]*[.D34]+[.D35]*[.D35])" office:value-type="float" office:value="3776.31623062602" calcext:value-type="float">
            <text:p>3776.316230626</text:p>
          </table:table-cell>
          <table:table-cell/>
          <table:table-cell table:style-name="ce10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76.31623062602" calcext:value-type="float">
            <text:p>3776.31623062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762437558" calcext:value-type="float">
            <text:p>-1627.976243755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7624375617" calcext:value-type="float">
            <text:p>-1627.9762437562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7.97624375617" calcext:value-type="float">
            <text:p>1.63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211331812598" calcext:value-type="float">
            <text:p>0.109211331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211331812669" calcext:value-type="float">
            <text:p>0.1092113318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9211331812669" calcext:value-type="float">
            <text:p>-1.09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437763960103" calcext:value-type="float">
            <text:p>-0.80243776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437763961423" calcext:value-type="float">
            <text:p>-0.80243776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802437763961423" calcext:value-type="float">
            <text:p>8.02E-001</text:p>
          </table:table-cell>
          <table:table-cell/>
          <table:table-cell table:style-name="ce10" table:formula="of:=SQRT([.D36]*[.D36]+[.D37]*[.D37]+[.D38]*[.D38])" office:value-type="float" office:value="2.8912443713944" calcext:value-type="float">
            <text:p>2.8912443714</text:p>
          </table:table-cell>
          <table:table-cell/>
          <table:table-cell table:style-name="ce10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2.8912443713944" calcext:value-type="float">
            <text:p>2.89124437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108602011" calcext:value-type="float">
            <text:p>-2.775510860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1086020165" calcext:value-type="float">
            <text:p>-2.7755108602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551086020165" calcext:value-type="float">
            <text:p>2.78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6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16" calcext:value-type="float">
            <text:p>-9.59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211365551233" calcext:value-type="float">
            <text:p>46.211365551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06943474156" calcext:value-type="float">
            <text:p>3407.069434741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10" table:formula="of:=SQRT([.D45]*[.D45]+[.D46]*[.D46]+[.D47]*[.D47])" office:value-type="float" office:value="3776.31623062602" calcext:value-type="float">
            <text:p>3776.316230626</text:p>
          </table:table-cell>
          <table:table-cell/>
          <table:table-cell table:style-name="ce10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76.31623062602" calcext:value-type="float">
            <text:p>3776.31623062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762437558" calcext:value-type="float">
            <text:p>-1627.976243755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211331812598" calcext:value-type="float">
            <text:p>0.109211331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437763960103" calcext:value-type="float">
            <text:p>-0.80243776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10" table:formula="of:=SQRT([.D48]*[.D48]+[.D49]*[.D49]+[.D50]*[.D50])" office:value-type="float" office:value="2.8912443713944" calcext:value-type="float">
            <text:p>2.8912443714</text:p>
          </table:table-cell>
          <table:table-cell/>
          <table:table-cell table:style-name="ce10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8912443713944" calcext:value-type="float">
            <text:p>2.89124437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5108602011" calcext:value-type="float">
            <text:p>-2.775510860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21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2113655512841" calcext:value-type="float">
            <text:p>46.211365551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6.2113655512841" calcext:value-type="float">
            <text:p>-4.62E+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06943474091" calcext:value-type="float">
            <text:p>3407.069434740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07.06943474091" calcext:value-type="float">
            <text:p>-3.41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7624375617" calcext:value-type="float">
            <text:p>-1627.9762437562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7.97624375617" calcext:value-type="float">
            <text:p>1.63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211331812669" calcext:value-type="float">
            <text:p>0.109211331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9211331812669" calcext:value-type="float">
            <text:p>-1.09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437763961423" calcext:value-type="float">
            <text:p>-0.80243776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802437763961423" calcext:value-type="float">
            <text:p>8.02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51086020165" calcext:value-type="float">
            <text:p>-2.7755108602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551086020165" calcext:value-type="float">
            <text:p>2.78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16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16" calcext:value-type="float">
            <text:p>-9.59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120 sec tol. 1e-15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9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After 120 sec tol. 1e-14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After 120 sec tol. 1e-14'.C4]" office:value-type="string" office:string-value="Altitude = " calcext:value-type="string">
            <text:p>Altitude = </text:p>
          </table:table-cell>
          <table:table-cell table:style-name="ce8" table:formula="of:=['After 120 sec tol. 1e-14'.D4]" office:value-type="string" office:string-value="-0.6 km MOLA" calcext:value-type="string">
            <text:p>-0.6 km MOLA</text:p>
          </table:table-cell>
          <table:table-cell table:style-name="ce8" table:formula="of:=['After 120 sec tol. 1e-14'.E4]" office:value-type="string" office:string-value="TSI Order = " calcext:value-type="string">
            <text:p>TSI Order = </text:p>
          </table:table-cell>
          <table:table-cell table:style-name="ce8" table:formula="of:=['After 120 sec tol. 1e-14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After 120 sec tol. 1e-14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After 120 sec tol. 1e-14'.R4]" office:value-type="float" office:value="0.7273" calcext:value-type="float">
            <text:p>0.7273</text:p>
          </table:table-cell>
          <table:table-cell table:number-columns-repeated="2"/>
        </table:table-row>
        <table:table-row table:style-name="ro1">
          <table:table-cell table:style-name="ce8" table:formula="of:=['After 120 sec tol. 1e-14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After 120 sec tol. 1e-14'.C5]" office:value-type="string" office:string-value="Latitude = " calcext:value-type="string">
            <text:p>Latitude = </text:p>
          </table:table-cell>
          <table:table-cell table:style-name="ce8" table:formula="of:=['After 120 sec tol. 1e-14'.D5]" office:value-type="float" office:value="0" calcext:value-type="float">
            <text:p>0</text:p>
          </table:table-cell>
          <table:table-cell table:style-name="ce8" table:formula="of:=['After 120 sec tol. 1e-14'.E5]" office:value-type="string" office:string-value="Longitude = " calcext:value-type="string">
            <text:p>Longitude = </text:p>
          </table:table-cell>
          <table:table-cell table:style-name="ce8" table:formula="of:=['After 120 sec tol. 1e-14'.F5]" office:value-type="float" office:value="90" calcext:value-type="float">
            <text:p>90</text:p>
          </table:table-cell>
          <table:table-cell table:style-name="ce8" table:formula="of:=['After 120 sec tol. 1e-14'.G5]" office:value-type="string" office:string-value="FPA = " calcext:value-type="string">
            <text:p>FPA = </text:p>
          </table:table-cell>
          <table:table-cell table:style-name="ce8" table:formula="of:=['After 120 sec tol. 1e-14'.H5]" office:value-type="float" office:value="89" calcext:value-type="float">
            <text:p>89</text:p>
          </table:table-cell>
          <table:table-cell table:style-name="ce8" table:formula="of:=['After 120 sec tol. 1e-14'.I5]" office:value-type="string" office:string-value="Azimuth = " calcext:value-type="string">
            <text:p>Azimuth = </text:p>
          </table:table-cell>
          <table:table-cell table:style-name="ce8" table:formula="of:=['After 120 sec tol. 1e-14'.J5]" office:value-type="float" office:value="90" calcext:value-type="float">
            <text:p>90</text:p>
          </table:table-cell>
          <table:table-cell table:style-name="ce8" table:formula="of:=['After 120 sec tol. 1e-14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After 120 sec tol. 1e-14'.M5]" office:value-type="float" office:value="0.000001" calcext:value-type="float">
            <text:p>0.000001</text:p>
          </table:table-cell>
          <table:table-cell table:style-name="ce8"/>
          <table:table-cell table:style-name="ce8" table:formula="of:=['After 120 sec tol. 1e-14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After 120 sec tol. 1e-14'.R5]" office:value-type="float" office:value="-0.674" calcext:value-type="float">
            <text:p>-0.6740</text:p>
          </table:table-cell>
          <table:table-cell table:number-columns-repeated="2"/>
        </table:table-row>
        <table:table-row table:style-name="ro1">
          <table:table-cell table:style-name="ce8" table:formula="of:=['After 120 sec tol. 1e-14'.A6]" office:value-type="string" office:string-value="Drag" calcext:value-type="string">
            <text:p>Drag</text:p>
          </table:table-cell>
          <table:table-cell table:style-name="ce8"/>
          <table:table-cell table:style-name="ce8" table:formula="of:=['After 120 sec tol. 1e-14'.C6]" office:value-type="string" office:string-value="After" calcext:value-type="string">
            <text:p>After</text:p>
          </table:table-cell>
          <table:table-cell table:style-name="ce8" table:formula="of:=['After 120 sec tol. 1e-14'.D6]" office:value-type="float" office:value="0.2" calcext:value-type="float">
            <text:p>0.2</text:p>
          </table:table-cell>
          <table:table-cell table:style-name="ce8" table:formula="of:=['After 120 sec tol. 1e-14'.E6]" office:value-type="string" office:string-value="sec" calcext:value-type="string">
            <text:p>sec</text:p>
          </table:table-cell>
          <table:table-cell table:style-name="ce8"/>
          <table:table-cell table:style-name="ce8" table:formula="of:=['After 120 sec tol. 1e-14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46.5616411736648" calcext:value-type="float">
            <text:p>46.5616411737</text:p>
          </table:table-cell>
          <table:table-cell/>
          <table:table-cell table:style-name="ce11" table:formula="of:=['After 12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46.5616411736648" calcext:value-type="float">
            <text:p>46.561641173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561641173681" calcext:value-type="float">
            <text:p>46.561641173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46.561641173681" calcext:value-type="float">
            <text:p>-4.66E+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3407.17082281362" calcext:value-type="float">
            <text:p>3407.1708228136</text:p>
          </table:table-cell>
          <table:table-cell/>
          <table:table-cell table:style-name="ce11" table:formula="of:=['After 12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407.17082281362" calcext:value-type="float">
            <text:p>3407.170822813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1708228135" calcext:value-type="float">
            <text:p>3407.170822813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407.1708228135" calcext:value-type="float">
            <text:p>-3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-1627.90659666216" calcext:value-type="float">
            <text:p>-1627.9065966622</text:p>
          </table:table-cell>
          <table:table-cell/>
          <table:table-cell table:style-name="ce11" table:formula="of:=['After 12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627.90659666216" calcext:value-type="float">
            <text:p>-1627.906596662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0659666232" calcext:value-type="float">
            <text:p>-1627.9065966623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1627.90659666232" calcext:value-type="float">
            <text:p>1.63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0.109808913526247" calcext:value-type="float">
            <text:p>0.1098089135</text:p>
          </table:table-cell>
          <table:table-cell/>
          <table:table-cell table:style-name="ce11" table:formula="of:=['After 12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109808913526247" calcext:value-type="float">
            <text:p>0.10980891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808913526278" calcext:value-type="float">
            <text:p>0.1098089135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109808913526278" calcext:value-type="float">
            <text:p>-1.10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0.802232900216258" calcext:value-type="float">
            <text:p>-0.8022329002</text:p>
          </table:table-cell>
          <table:table-cell/>
          <table:table-cell table:style-name="ce11" table:formula="of:=['After 12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802232900216258" calcext:value-type="float">
            <text:p>-0.802232900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232900216474" calcext:value-type="float">
            <text:p>-0.8022329002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802232900216474" calcext:value-type="float">
            <text:p>8.02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-2.77540361501339" calcext:value-type="float">
            <text:p>-2.775403615</text:p>
          </table:table-cell>
          <table:table-cell/>
          <table:table-cell table:style-name="ce11" table:formula="of:=['After 12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2.77540361501339" calcext:value-type="float">
            <text:p>-2.7754036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40361501366" calcext:value-type="float">
            <text:p>-2.775403615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2.77540361501366" calcext:value-type="float">
            <text:p>2.7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95.9179763721003" calcext:value-type="float">
            <text:p>95.9179763721</text:p>
          </table:table-cell>
          <table:table-cell/>
          <table:table-cell table:style-name="ce11" table:formula="of:=['After 12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95.9179763721003" calcext:value-type="float">
            <text:p>95.917976372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02" calcext:value-type="float">
            <text:p>95.917976372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95.9179763721002" calcext:value-type="float">
            <text:p>-9.59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After 120 sec tol. 1e-14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/>
          <table:table-cell table:style-name="ce8" table:formula="of:=['After 12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16" calcext:value-type="float">
            <text:p>0.1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5616411736648" calcext:value-type="float">
            <text:p>46.5616411737</text:p>
          </table:table-cell>
          <table:table-cell/>
          <table:table-cell table:style-name="ce10" office:value-type="float" office:value="46.561641173681" calcext:value-type="float">
            <text:p>46.5616411737</text:p>
          </table:table-cell>
          <table:table-cell/>
          <table:table-cell table:style-name="ce10" office:value-type="float" office:value="0.99999999999965" calcext:value-type="float">
            <text:p>1</text:p>
          </table:table-cell>
          <table:table-cell table:style-name="ce10" office:value-type="float" office:value="-0.0000000000162785340762639" calcext:value-type="float">
            <text:p>-1.6278534076263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17082281362" calcext:value-type="float">
            <text:p>3407.1708228136</text:p>
          </table:table-cell>
          <table:table-cell/>
          <table:table-cell table:style-name="ce10" office:value-type="float" office:value="3407.1708228135" calcext:value-type="float">
            <text:p>3407.1708228135</text:p>
          </table:table-cell>
          <table:table-cell/>
          <table:table-cell table:style-name="ce10" office:value-type="float" office:value="1.00000000000003" calcext:value-type="float">
            <text:p>1</text:p>
          </table:table-cell>
          <table:table-cell table:style-name="ce10" office:value-type="float" office:value="0.000000000117324816528708" calcext:value-type="float">
            <text:p>1.17324816528708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0659666216" calcext:value-type="float">
            <text:p>-1627.9065966622</text:p>
          </table:table-cell>
          <table:table-cell/>
          <table:table-cell table:style-name="ce10" office:value-type="float" office:value="-1627.90659666232" calcext:value-type="float">
            <text:p>-1627.9065966623</text:p>
          </table:table-cell>
          <table:table-cell/>
          <table:table-cell table:style-name="ce10" office:value-type="float" office:value="0.999999999999905" calcext:value-type="float">
            <text:p>1</text:p>
          </table:table-cell>
          <table:table-cell table:style-name="ce10" office:value-type="float" office:value="0.000000000155068846652284" calcext:value-type="float">
            <text:p>1.55068846652284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808913526247" calcext:value-type="float">
            <text:p>0.1098089135</text:p>
          </table:table-cell>
          <table:table-cell/>
          <table:table-cell table:style-name="ce10" office:value-type="float" office:value="0.109808913526278" calcext:value-type="float">
            <text:p>0.1098089135</text:p>
          </table:table-cell>
          <table:table-cell/>
          <table:table-cell table:style-name="ce10" office:value-type="float" office:value="0.999999999999711" calcext:value-type="float">
            <text:p>1</text:p>
          </table:table-cell>
          <table:table-cell table:style-name="ce10" office:value-type="float" office:value="-0.0000000000000317662562920873" calcext:value-type="float">
            <text:p>-3.17662562920873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232900216258" calcext:value-type="float">
            <text:p>-0.8022329002</text:p>
          </table:table-cell>
          <table:table-cell/>
          <table:table-cell table:style-name="ce10" office:value-type="float" office:value="-0.802232900216474" calcext:value-type="float">
            <text:p>-0.8022329002</text:p>
          </table:table-cell>
          <table:table-cell/>
          <table:table-cell table:style-name="ce10" office:value-type="float" office:value="0.999999999999731" calcext:value-type="float">
            <text:p>1</text:p>
          </table:table-cell>
          <table:table-cell table:style-name="ce10" office:value-type="float" office:value="0.00000000000021582735598713" calcext:value-type="float">
            <text:p>2.158273559871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40361501339" calcext:value-type="float">
            <text:p>-2.775403615</text:p>
          </table:table-cell>
          <table:table-cell/>
          <table:table-cell table:style-name="ce10" office:value-type="float" office:value="-2.77540361501366" calcext:value-type="float">
            <text:p>-2.775403615</text:p>
          </table:table-cell>
          <table:table-cell/>
          <table:table-cell table:style-name="ce10" office:value-type="float" office:value="0.999999999999906" calcext:value-type="float">
            <text:p>1</text:p>
          </table:table-cell>
          <table:table-cell table:style-name="ce10" office:value-type="float" office:value="0.000000000000261568544601687" calcext:value-type="float">
            <text:p>2.61568544601687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03" calcext:value-type="float">
            <text:p>95.9179763721</text:p>
          </table:table-cell>
          <table:table-cell/>
          <table:table-cell table:style-name="ce10" office:value-type="float" office:value="95.9179763721002" calcext:value-type="float">
            <text:p>95.91797637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14" calcext:value-type="float">
            <text:p>0.14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5616411736648" calcext:value-type="float">
            <text:p>46.56164117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561641173681" calcext:value-type="float">
            <text:p>46.561641173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46.561641173681" calcext:value-type="float">
            <text:p>-4.66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17082281362" calcext:value-type="float">
            <text:p>3407.170822813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1708228135" calcext:value-type="float">
            <text:p>3407.170822813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407.1708228135" calcext:value-type="float">
            <text:p>-3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0659666216" calcext:value-type="float">
            <text:p>-1627.906596662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0659666232" calcext:value-type="float">
            <text:p>-1627.9065966623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1627.90659666232" calcext:value-type="float">
            <text:p>1.6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808913526247" calcext:value-type="float">
            <text:p>0.109808913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808913526278" calcext:value-type="float">
            <text:p>0.1098089135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109808913526278" calcext:value-type="float">
            <text:p>-1.1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232900216258" calcext:value-type="float">
            <text:p>-0.802232900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232900216474" calcext:value-type="float">
            <text:p>-0.8022329002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802232900216474" calcext:value-type="float">
            <text:p>8.0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40361501339" calcext:value-type="float">
            <text:p>-2.7754036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40361501366" calcext:value-type="float">
            <text:p>-2.775403615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2.77540361501366" calcext:value-type="float">
            <text:p>2.7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03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02" calcext:value-type="float">
            <text:p>95.917976372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46.5616411736648" calcext:value-type="float">
            <text:p>46.56164117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3407.17082281362" calcext:value-type="float">
            <text:p>3407.170822813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-1627.90659666216" calcext:value-type="float">
            <text:p>-1627.906596662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0.109808913526247" calcext:value-type="float">
            <text:p>0.109808913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0.802232900216258" calcext:value-type="float">
            <text:p>-0.802232900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-2.77540361501339" calcext:value-type="float">
            <text:p>-2.77540361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95.9179763721003" calcext:value-type="float">
            <text:p>95.917976372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After 12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46.561641173681" calcext:value-type="float">
            <text:p>46.561641173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46.561641173681" calcext:value-type="float">
            <text:p>-4.66E+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3407.1708228135" calcext:value-type="float">
            <text:p>3407.170822813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407.1708228135" calcext:value-type="float">
            <text:p>-3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-1627.90659666232" calcext:value-type="float">
            <text:p>-1627.9065966623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1627.90659666232" calcext:value-type="float">
            <text:p>1.6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0.109808913526278" calcext:value-type="float">
            <text:p>0.1098089135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109808913526278" calcext:value-type="float">
            <text:p>-1.1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0.802232900216474" calcext:value-type="float">
            <text:p>-0.8022329002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802232900216474" calcext:value-type="float">
            <text:p>8.0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-2.77540361501366" calcext:value-type="float">
            <text:p>-2.775403615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2.77540361501366" calcext:value-type="float">
            <text:p>2.7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95.9179763721002" calcext:value-type="float">
            <text:p>95.917976372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95.9179763721002" calcext:value-type="float">
            <text:p>-9.59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1:13:48.07781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11:40:19.226827859</dc:date>
    <dc:creator>Stacha Petrovic</dc:creator>
    <meta:editing-duration>P65DT3H52M53S</meta:editing-duration>
    <meta:editing-cycles>1161</meta:editing-cycles>
    <meta:document-statistic meta:table-count="8" meta:cell-count="3101" meta:object-count="0"/>
    <meta:user-defined meta:name="qrichtext">1</meta:user-defined>
  </office:meta>
</office:document-meta>
</file>